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Liberation Serif" fo:font-size="12pt" fo:language="uk" fo:country="UA" style:text-underline-style="none" fo:font-weight="normal" officeooo:rsid="0020a8f0" officeooo:paragraph-rsid="001c2d64" style:font-size-asian="10.5pt" style:font-weight-asian="normal" style:font-size-complex="12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fo:language="uk" fo:country="UA" style:text-underline-style="none" fo:font-weight="normal" officeooo:rsid="001fbb17" officeooo:paragraph-rsid="001c2d64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fo:language="uk" fo:country="UA" style:text-underline-style="none" fo:font-weight="normal" officeooo:rsid="001f7c95" officeooo:paragraph-rsid="001f7c95" style:font-size-asian="10.5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fo:language="uk" fo:country="UA" style:text-underline-style="solid" style:text-underline-width="auto" style:text-underline-color="font-color" fo:font-weight="bold" officeooo:rsid="001fbb17" officeooo:paragraph-rsid="001c2d64" style:font-size-asian="10.5pt" style:font-weight-asian="bold" style:font-size-complex="12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2pt" fo:language="uk" fo:country="UA" style:text-underline-style="solid" style:text-underline-width="auto" style:text-underline-color="font-color" fo:font-weight="bold" officeooo:paragraph-rsid="001c2d64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officeooo:paragraph-rsid="001f7c95"/>
    </style:style>
    <style:style style:name="P7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uk" fo:country="UA" style:text-underline-style="solid" style:text-underline-width="auto" style:text-underline-color="font-color" fo:font-weight="bold" officeooo:paragraph-rsid="001c2d64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text-align="justify" style:justify-single-word="false" style:writing-mode="lr-tb"/>
      <style:text-properties style:font-name="Liberation Serif" fo:font-size="12pt" fo:language="uk" fo:country="UA" officeooo:paragraph-rsid="001c2d64" style:font-size-asian="12pt" style:font-size-complex="12pt"/>
    </style:style>
    <style:style style:name="P9" style:family="paragraph" style:parent-style-name="Preformatted_20_Text">
      <style:paragraph-properties fo:text-align="justify" style:justify-single-word="false" style:writing-mode="lr-tb"/>
      <style:text-properties officeooo:paragraph-rsid="001c2d64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1d9988"/>
    </style:style>
    <style:style style:name="P1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2pt" fo:language="uk" fo:country="UA" style:text-underline-style="solid" style:text-underline-width="auto" style:text-underline-color="font-color" fo:font-weight="bold" officeooo:paragraph-rsid="001c2d6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language="uk" fo:country="UA" style:text-underline-style="none" fo:font-weight="normal" officeooo:rsid="001f7c95" officeooo:paragraph-rsid="001f7c9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paragraph-rsid="001c2d64"/>
    </style:style>
    <style:style style:name="P14" style:family="paragraph" style:parent-style-name="Standard">
      <style:paragraph-properties fo:text-align="center" style:justify-single-word="false"/>
      <style:text-properties fo:font-size="20pt" officeooo:rsid="001fbb17" officeooo:paragraph-rsid="001c2d64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1fbb17" officeooo:paragraph-rsid="001c2d64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fbb17" officeooo:paragraph-rsid="001c2d64" style:font-size-asian="10.5pt" style:font-size-complex="12pt"/>
    </style:style>
    <style:style style:name="P17" style:family="paragraph" style:parent-style-name="Standard">
      <style:text-properties officeooo:paragraph-rsid="001c2d64"/>
    </style:style>
    <style:style style:name="P18" style:family="paragraph" style:parent-style-name="Standard">
      <style:paragraph-properties fo:text-align="start" style:justify-single-word="false"/>
      <style:text-properties fo:language="uk" fo:country="UA" officeooo:paragraph-rsid="001f7c95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7c95" officeooo:paragraph-rsid="001f7c95" style:font-weight-asian="bold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style:font-name="Liberation Serif" fo:font-size="12pt" fo:language="uk" fo:country="UA" style:text-underline-style="none" fo:font-weight="normal" officeooo:rsid="001f7c95" officeooo:paragraph-rsid="001c2d64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style:font-name="Liberation Serif" fo:font-size="12pt" fo:language="uk" fo:country="UA" style:text-underline-style="none" fo:font-weight="normal" officeooo:rsid="001f7c95" officeooo:paragraph-rsid="001f7c95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style:use-window-font-color="true" style:font-name="Liberation Serif" fo:font-size="12pt" fo:language="uk" fo:country="UA" fo:font-style="normal" style:text-underline-style="none" fo:font-weight="normal" officeooo:rsid="0020a8f0" officeooo:paragraph-rsid="001c2d64" style:font-size-asian="10.5pt" style:font-style-asian="normal" style:font-weight-asian="normal" style:font-size-complex="12pt" style:font-weight-complex="normal"/>
    </style:style>
    <style:style style:name="P23" style:family="paragraph" style:parent-style-name="Preformatted_20_Text" style:list-style-name="L1">
      <style:paragraph-properties fo:text-align="start" style:justify-single-word="false"/>
      <style:text-properties style:use-window-font-color="true" style:font-name="Liberation Serif" fo:font-size="12pt" fo:language="uk" fo:country="UA" fo:font-style="normal" style:text-underline-style="none" fo:font-weight="normal" officeooo:rsid="0020a8f0" officeooo:paragraph-rsid="001c2d64" style:font-size-asian="10.5pt" style:font-style-asian="normal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fo:color="#a9b7c6" style:font-name="JetBrains Mono" fo:font-size="10pt" fo:font-style="normal" fo:font-weight="normal" officeooo:paragraph-rsid="001d9988" style:font-size-asian="10pt" style:font-style-asian="normal" style:font-weight-asian="normal"/>
    </style:style>
    <style:style style:name="P25" style:family="paragraph" style:parent-style-name="Standard">
      <style:paragraph-properties fo:text-align="start" style:justify-single-word="false" style:writing-mode="lr-tb"/>
      <style:text-properties fo:color="#808080" style:font-name="JetBrains Mono" fo:font-size="10pt" fo:font-style="normal" fo:font-weight="normal" officeooo:paragraph-rsid="001d9988" style:font-size-asian="10pt" style:font-style-asian="normal" style:font-weight-asian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Liberation Serif" fo:font-size="12pt" fo:language="uk" fo:country="UA" officeooo:paragraph-rsid="001d9988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language="uk" fo:country="UA" style:text-underline-style="solid" style:text-underline-width="auto" style:text-underline-color="font-color" fo:font-weight="bold" officeooo:rsid="001f7c95" officeooo:paragraph-rsid="001f7c95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e8bf6a" style:font-name="JetBrains Mono" fo:font-size="10pt" fo:font-style="normal" style:text-underline-style="solid" style:text-underline-width="auto" style:text-underline-color="font-color" fo:font-weight="normal" officeooo:rsid="001f7c95" officeooo:paragraph-rsid="001f7c95" style:font-size-asian="10pt" style:font-style-asian="normal" style:font-weight-asian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language="uk" fo:country="UA" officeooo:paragraph-rsid="001f7c95"/>
    </style:style>
    <style:style style:name="T1" style:family="text">
      <style:text-properties officeooo:rsid="001fbb17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language="uk" fo:country="UA" fo:font-style="normal" fo:font-weight="normal" style:font-size-asian="10pt" style:font-style-asian="normal" style:font-weight-asian="normal" style:font-size-complex="12pt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Liberation Serif" fo:font-size="12pt" fo:language="uk" fo:country="UA" style:text-underline-style="none" fo:font-weight="normal" officeooo:rsid="001f7c95" style:font-size-asian="10.5pt" style:font-weight-asian="normal" style:font-size-complex="12pt" style:font-weight-complex="normal"/>
    </style:style>
    <style:style style:name="T15" style:family="text">
      <style:text-properties officeooo:rsid="001c2d64"/>
    </style:style>
    <style:style style:name="T16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389c5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1f7c95"/>
    </style:style>
    <style:style style:name="T19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e8bf6a" style:font-name="JetBrains Mono" fo:font-size="10pt" fo:language="uk" fo:country="UA" fo:font-style="normal" fo:font-weight="normal" style:font-size-asian="10pt" style:font-style-asian="normal" style:font-weight-asian="normal" style:font-size-complex="12pt"/>
    </style:style>
    <style:style style:name="T22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/>
      <text:p text:style-name="P13"/>
      <text:p text:style-name="P14">Лабораторна робота №<text:span text:style-name="T15">1</text:span></text:p>
      <text:p text:style-name="P14">студента групи ІПС-32</text:p>
      <text:p text:style-name="P14">Ліпського Даниїла Олександровича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6"><text:soft-page-break/></text:p>
      <text:section text:style-name="Sect1" text:name="tw-target">
        <text:section text:style-name="Sect1" text:name="kAz1tf">
          <text:p text:style-name="P17"/>
          <text:section text:style-name="Sect1" text:name="tw-target-text-container">
            <text:p text:style-name="P7"><text:bookmark text:name="tw-target-text"/>Постановка задачі</text:p>
            <text:p text:style-name="P8"/>
            <text:p text:style-name="P8"><text:tab/>Розробити програму, що забезпечує введення і редагування інформації про об'єкти <text:span text:style-name="T15">карти світу</text:span>. Інформація про об'єкти повинна зберігатися в окремому файлі в форматі XML.</text:p>
            <text:p text:style-name="P9"><text:bookmark text:name="kAz1tf"/></text:p>
            <text:section text:style-name="Sect1" text:name="Section1">
              <text:section text:style-name="Sect1" text:name="Section2">
                <text:section text:style-name="Sect1" text:name="Section3">
                  <text:p text:style-name="P11"><text:span text:style-name="T1">В</text:span>ихідний код програми</text:p>
                </text:section>
              </text:section>
            </text:section>
            <text:p text:style-name="P10"><text:span text:style-name="T3">public class </text:span><text:span text:style-name="T4">Country {</text:span><text:line-break/><text:span text:style-name="T4"> <text:s text:c="3"/></text:span><text:span text:style-name="T2">public int </text:span><text:span text:style-name="T12">code</text:span><text:span text:style-name="T2">; </text:span><text:span text:style-name="T13">// Уникальный код страны</text:span><text:line-break/><text:span text:style-name="T13"> <text:s text:c="3"/></text:span><text:span text:style-name="T2">public </text:span><text:span text:style-name="T4">String </text:span><text:span text:style-name="T12">name</text:span><text:span text:style-name="T2">; </text:span><text:span text:style-name="T13">// Название страны</text:span><text:line-break/><text:line-break/><text:span text:style-name="T13"> <text:s text:c="3"/></text:span><text:span text:style-name="T2">public </text:span><text:span text:style-name="T7">Country</text:span><text:span text:style-name="T4">(</text:span><text:span text:style-name="T2">int </text:span><text:span text:style-name="T4">inCode</text:span><text:span text:style-name="T2">, </text:span><text:span text:style-name="T4">String inName) {</text:span><text:line-break/><text:span text:style-name="T4"> <text:s text:c="7"/></text:span><text:span text:style-name="T12">code </text:span><text:span text:style-name="T4">= inCode</text:span><text:span text:style-name="T2">;</text:span><text:line-break/><text:span text:style-name="T2"> <text:s text:c="7"/></text:span><text:span text:style-name="T12">name </text:span><text:span text:style-name="T4">= inName</text:span><text:span text:style-name="T2">;</text:span><text:line-break/><text:span text:style-name="T2"> <text:s text:c="3"/></text:span><text:span text:style-name="T4">}</text:span><text:line-break/><text:span text:style-name="T4">}</text:span></text:p>
            <text:p text:style-name="P24"/>
            <text:p text:style-name="P10"><text:span text:style-name="T2">public class </text:span><text:span text:style-name="T4">City {</text:span><text:line-break/><text:line-break/><text:span text:style-name="T4"> <text:s text:c="3"/></text:span><text:span text:style-name="T2">public int </text:span><text:span text:style-name="T12">code</text:span><text:span text:style-name="T2">; </text:span><text:span text:style-name="T13">// Уникальный код города</text:span><text:line-break/><text:span text:style-name="T13"> <text:s text:c="3"/></text:span><text:span text:style-name="T2">public </text:span><text:span text:style-name="T4">String <text:s/></text:span><text:span text:style-name="T12">name</text:span><text:span text:style-name="T2">; </text:span><text:span text:style-name="T13">// Название города</text:span><text:line-break/><text:span text:style-name="T13"> <text:s text:c="3"/></text:span><text:span text:style-name="T2">public boolean </text:span><text:span text:style-name="T12">isCapital</text:span><text:span text:style-name="T2">; </text:span><text:span text:style-name="T13">// Признак столицы</text:span><text:line-break/><text:span text:style-name="T13"> <text:s text:c="3"/></text:span><text:span text:style-name="T2">public int </text:span><text:span text:style-name="T12">count</text:span><text:span text:style-name="T2">; </text:span><text:span text:style-name="T13">// Количество жителей</text:span><text:line-break/><text:span text:style-name="T13"> <text:s text:c="3"/></text:span><text:span text:style-name="T2">public </text:span><text:span text:style-name="T4">Country <text:s/></text:span><text:span text:style-name="T12">country</text:span><text:span text:style-name="T2">; </text:span><text:span text:style-name="T13">// Страна</text:span><text:line-break/><text:line-break/><text:span text:style-name="T13"> <text:s text:c="3"/></text:span><text:span text:style-name="T2">public </text:span><text:span text:style-name="T7">City</text:span><text:span text:style-name="T4">(</text:span><text:span text:style-name="T2">int </text:span><text:span text:style-name="T4">inCode</text:span><text:span text:style-name="T2">, </text:span><text:span text:style-name="T4">String inName</text:span><text:span text:style-name="T2">, boolean </text:span><text:span text:style-name="T4">inCapital</text:span><text:span text:style-name="T2">, int </text:span><text:span text:style-name="T4">inCount</text:span><text:span text:style-name="T2">, </text:span><text:span text:style-name="T4">Country inCountry) {</text:span><text:line-break/><text:span text:style-name="T4"> <text:s text:c="7"/></text:span><text:span text:style-name="T12">code </text:span><text:span text:style-name="T4">= inCode</text:span><text:span text:style-name="T2">;</text:span><text:line-break/><text:span text:style-name="T2"> <text:s text:c="7"/></text:span><text:span text:style-name="T12">name </text:span><text:span text:style-name="T4">= inName</text:span><text:span text:style-name="T2">;</text:span><text:line-break/><text:span text:style-name="T2"> <text:s text:c="7"/></text:span><text:span text:style-name="T12">isCapital </text:span><text:span text:style-name="T4">= inCapital</text:span><text:span text:style-name="T2">;</text:span><text:line-break/><text:span text:style-name="T2"> <text:s text:c="7"/></text:span><text:span text:style-name="T12">count </text:span><text:span text:style-name="T4">= inCount</text:span><text:span text:style-name="T2">;</text:span><text:line-break/><text:span text:style-name="T2"> <text:s text:c="7"/></text:span><text:span text:style-name="T12">country </text:span><text:span text:style-name="T4">= inCountry</text:span><text:span text:style-name="T2">;</text:span><text:line-break/><text:span text:style-name="T2"> <text:s text:c="3"/></text:span><text:span text:style-name="T4">}</text:span><text:line-break/><text:span text:style-name="T4">}</text:span></text:p>
            <text:p text:style-name="P24"/>
            <text:p text:style-name="P10"><text:span text:style-name="T2">public class </text:span><text:span text:style-name="T4">Worldmap {</text:span><text:line-break/><text:line-break/><text:span text:style-name="T4"> <text:s text:c="3"/>DocumentBuilderFactory </text:span><text:span text:style-name="T12">factory </text:span><text:span text:style-name="T4">= DocumentBuilderFactory.</text:span><text:span text:style-name="T6">newInstance</text:span><text:span text:style-name="T4">()</text:span><text:span text:style-name="T2">;</text:span><text:line-break/><text:span text:style-name="T2"> <text:s text:c="3"/></text:span><text:span text:style-name="T4">DocumentBuilder </text:span><text:span text:style-name="T12">builder </text:span><text:span text:style-name="T4">= </text:span><text:span text:style-name="T2">null;</text:span><text:line-break/><text:span text:style-name="T2"> <text:s text:c="3"/></text:span><text:span text:style-name="T4">Document </text:span><text:span text:style-name="T12">document </text:span><text:span text:style-name="T4">= </text:span><text:span text:style-name="T2">null;</text:span><text:line-break/><text:span text:style-name="T2"> <text:s text:c="3"/></text:span><text:span text:style-name="T4">String </text:span><text:span text:style-name="T12">filename</text:span><text:span text:style-name="T2">;</text:span><text:line-break/><text:line-break/><text:span text:style-name="T2"> <text:s text:c="3"/></text:span><text:span text:style-name="T13">// Массив стран</text:span><text:line-break/><text:span text:style-name="T13"> <text:s text:c="3"/></text:span><text:span text:style-name="T2">public </text:span><text:span text:style-name="T4">ArrayList&lt;Country&gt; </text:span><text:span text:style-name="T12">countries </text:span><text:span text:style-name="T4">= </text:span><text:span text:style-name="T2">new </text:span><text:span text:style-name="T4">ArrayList&lt;&gt;()</text:span><text:span text:style-name="T2">;</text:span><text:line-break/><text:span text:style-name="T2"> <text:s text:c="3"/></text:span><text:span text:style-name="T13">// Массив городов</text:span><text:line-break/><text:span text:style-name="T13"> <text:s text:c="3"/></text:span><text:span text:style-name="T2">public </text:span><text:span text:style-name="T4">ArrayList&lt;City&gt; </text:span><text:span text:style-name="T12">cities </text:span><text:span text:style-name="T4">= <text:s/></text:span><text:span text:style-name="T2">new </text:span><text:span text:style-name="T4">ArrayList&lt;&gt;()</text:span><text:span text:style-name="T2">;</text:span><text:line-break/><text:line-break/><text:span text:style-name="T2"> <text:s text:c="3"/>void </text:span><text:span text:style-name="T7">showCountries</text:span><text:span text:style-name="T4">(){</text:span><text:line-break/><text:span text:style-name="T4"> <text:s text:c="7"/></text:span><text:span text:style-name="T2">for </text:span><text:span text:style-name="T4">(Country a: </text:span><text:span text:style-name="T12">countries</text:span><text:span text:style-name="T4">){</text:span><text:line-break/><text:span text:style-name="T4"> <text:s text:c="11"/>System.</text:span><text:span text:style-name="T11">out</text:span><text:span text:style-name="T4">.println(</text:span><text:span text:style-name="T8">"code: " </text:span><text:span text:style-name="T4">+ a.</text:span><text:span text:style-name="T12">code </text:span><text:span text:style-name="T4">+ </text:span><text:span text:style-name="T8">", " </text:span><text:span text:style-name="T4">+ </text:span><text:span text:style-name="T8">"name: " </text:span><text:span text:style-name="T4">+ a.</text:span><text:span text:style-name="T12">name</text:span><text:span text:style-name="T4">)</text:span><text:span text:style-name="T2">;</text:span><text:line-break/><text:span text:style-name="T2"> <text:s text:c="7"/></text:span><text:span text:style-name="T4">}</text:span><text:line-break/><text:span text:style-name="T4"> <text:s text:c="3"/>}</text:span><text:line-break/><text:span text:style-name="T4"> <text:s text:c="3"/></text:span><text:span text:style-name="T2">void </text:span><text:span text:style-name="T7">showCities</text:span><text:span text:style-name="T4">(){</text:span><text:line-break/><text:span text:style-name="T4"> <text:s text:c="7"/></text:span><text:span text:style-name="T2">for </text:span><text:span text:style-name="T4">(City a: </text:span><text:span text:style-name="T12">cities</text:span><text:span text:style-name="T4">){</text:span><text:line-break/><text:span text:style-name="T4"> <text:s text:c="11"/>System.</text:span><text:span text:style-name="T11">out</text:span><text:span text:style-name="T4">.println(</text:span><text:span text:style-name="T8">"code: " </text:span><text:span text:style-name="T4">+ a.</text:span><text:span text:style-name="T12">code </text:span><text:span text:style-name="T4">+ </text:span><text:span text:style-name="T8">", " </text:span><text:span text:style-name="T4">+ </text:span><text:span text:style-name="T8">"name: " </text:span><text:span text:style-name="T4">+ a.</text:span><text:span text:style-name="T12">name </text:span><text:span text:style-name="T4">+ </text:span><text:span text:style-name="T8">", " </text:span><text:span text:style-name="T4">+ </text:span><text:span text:style-name="T8">"isCapital: " </text:span><text:span text:style-name="T4">+ a.</text:span><text:span text:style-name="T12">isCapital </text:span><text:span text:style-name="T4">+ </text:span><text:span text:style-name="T8">", " </text:span><text:span text:style-name="T4">+ </text:span><text:span text:style-name="T8">"count: " </text:span><text:span text:style-name="T4">+ a.</text:span><text:span text:style-name="T12">count </text:span><text:span text:style-name="T4">+ </text:span><text:span text:style-name="T8">", " </text:span><text:span text:style-name="T4">+ </text:span><text:span text:style-name="T8">"country name: " </text:span><text:span text:style-name="T4">+ a.</text:span><text:span text:style-name="T12">country</text:span><text:span text:style-name="T4">.</text:span><text:span text:style-name="T12">name </text:span><text:span text:style-name="T4">+ </text:span><text:span text:style-name="T8">", " </text:span><text:span text:style-name="T4">+ </text:span><text:span text:style-name="T8">"country code: " </text:span><text:span text:style-name="T4">+ a.</text:span><text:span text:style-name="T12">country</text:span><text:span text:style-name="T4">.</text:span><text:span text:style-name="T12">code</text:span><text:span text:style-name="T4">)</text:span><text:span text:style-name="T2">;</text:span><text:line-break/><text:span text:style-name="T2"> <text:s text:c="7"/></text:span><text:span text:style-name="T4">}</text:span><text:line-break/><text:soft-page-break/><text:span text:style-name="T4"> <text:s text:c="3"/>}</text:span><text:line-break/><text:line-break/><text:span text:style-name="T4"> <text:s text:c="3"/></text:span><text:span text:style-name="T7">Worldmap</text:span><text:span text:style-name="T4">(String inFilename){</text:span><text:line-break/><text:span text:style-name="T4"> <text:s text:c="7"/></text:span><text:span text:style-name="T12">filename </text:span><text:span text:style-name="T4">= inFilename</text:span><text:span text:style-name="T2">;</text:span><text:line-break/><text:line-break/><text:span text:style-name="T2"> <text:s text:c="7"/>try </text:span><text:span text:style-name="T4">{</text:span><text:line-break/><text:span text:style-name="T4"> <text:s text:c="11"/></text:span><text:span text:style-name="T12">builder </text:span><text:span text:style-name="T4">= </text:span><text:span text:style-name="T12">factory</text:span><text:span text:style-name="T4">.newDocumentBuilder()</text:span><text:span text:style-name="T2">;</text:span><text:line-break/><text:span text:style-name="T2"> <text:s text:c="7"/></text:span><text:span text:style-name="T4">} </text:span><text:span text:style-name="T2">catch </text:span><text:span text:style-name="T4">(ParserConfiguration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</text:span><text:line-break/><text:line-break/><text:span text:style-name="T4"> <text:s text:c="7"/>Document document = </text:span><text:span text:style-name="T2">null;</text:span><text:line-break/><text:span text:style-name="T2"> <text:s text:c="7"/>try </text:span><text:span text:style-name="T4">{</text:span><text:line-break/><text:span text:style-name="T4"> <text:s text:c="11"/>document = </text:span><text:span text:style-name="T12">builder</text:span><text:span text:style-name="T4">.parse(</text:span><text:span text:style-name="T2">new </text:span><text:span text:style-name="T4">File(</text:span><text:span text:style-name="T12">filename</text:span><text:span text:style-name="T4">))</text:span><text:span text:style-name="T2">;</text:span><text:line-break/><text:span text:style-name="T2"> <text:s text:c="7"/></text:span><text:span text:style-name="T4">} </text:span><text:span text:style-name="T2">catch </text:span><text:span text:style-name="T4">(SAX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 </text:span><text:span text:style-name="T2">catch </text:span><text:span text:style-name="T4">(IO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</text:span><text:line-break/><text:line-break/><text:span text:style-name="T4"> <text:s text:c="7"/>document.getDocumentElement().normalize()</text:span><text:span text:style-name="T2">;</text:span><text:line-break/><text:span text:style-name="T2"> <text:s text:c="3"/></text:span><text:span text:style-name="T4">}</text:span><text:line-break/><text:line-break/><text:span text:style-name="T4"> <text:s text:c="3"/></text:span><text:span text:style-name="T13">// Записать данные в файл XML</text:span><text:line-break/><text:span text:style-name="T13"> <text:s text:c="3"/></text:span><text:span text:style-name="T2">public void </text:span><text:span text:style-name="T7">saveToFile</text:span><text:span text:style-name="T4">() {</text:span><text:line-break/><text:line-break/><text:span text:style-name="T4"> <text:s text:c="7"/>File fileToDelete = </text:span><text:span text:style-name="T2">new </text:span><text:span text:style-name="T4">File(</text:span><text:span text:style-name="T12">filename</text:span><text:span text:style-name="T4">)</text:span><text:span text:style-name="T2">;</text:span><text:line-break/><text:span text:style-name="T2"> <text:s text:c="7"/></text:span><text:span text:style-name="T4">fileToDelete.delete()</text:span><text:span text:style-name="T2">;</text:span><text:line-break/><text:line-break/><text:span text:style-name="T2"> <text:s text:c="7"/></text:span><text:span text:style-name="T4">DocumentBuilderFactory dbf = </text:span><text:span text:style-name="T2">null;</text:span><text:line-break/><text:span text:style-name="T2"> <text:s text:c="7"/></text:span><text:span text:style-name="T4">DocumentBuilder db = </text:span><text:span text:style-name="T2">null;</text:span><text:line-break/><text:span text:style-name="T2"> <text:s text:c="7"/></text:span><text:span text:style-name="T4">Document doc = </text:span><text:span text:style-name="T2">null;</text:span><text:line-break/><text:span text:style-name="T2"> <text:s text:c="7"/></text:span><text:span text:style-name="T4">dbf = DocumentBuilderFactory.</text:span><text:span text:style-name="T6">newInstance</text:span><text:span text:style-name="T4">()</text:span><text:span text:style-name="T2">;</text:span><text:line-break/><text:span text:style-name="T2"> <text:s text:c="7"/>try </text:span><text:span text:style-name="T4">{</text:span><text:line-break/><text:span text:style-name="T4"> <text:s text:c="11"/>db = dbf.newDocumentBuilder()</text:span><text:span text:style-name="T2">;</text:span><text:line-break/><text:span text:style-name="T2"> <text:s text:c="7"/></text:span><text:span text:style-name="T4">} </text:span><text:span text:style-name="T2">catch </text:span><text:span text:style-name="T4">(ParserConfiguration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</text:span><text:line-break/><text:line-break/><text:span text:style-name="T4"> <text:s text:c="7"/>doc = db.newDocument()</text:span><text:span text:style-name="T2">;</text:span><text:line-break/><text:span text:style-name="T2"> <text:s text:c="7"/></text:span><text:span text:style-name="T4">Element root = doc.createElement(</text:span><text:span text:style-name="T8">"map"</text:span><text:span text:style-name="T4">)</text:span><text:span text:style-name="T2">;</text:span><text:line-break/><text:span text:style-name="T2"> <text:s text:c="7"/></text:span><text:span text:style-name="T4">doc.appendChild(root)</text:span><text:span text:style-name="T2">;</text:span><text:line-break/><text:line-break/><text:span text:style-name="T2"> <text:s text:c="7"/>for </text:span><text:span text:style-name="T4">(Country c: </text:span><text:span text:style-name="T12">countries</text:span><text:span text:style-name="T4">){</text:span><text:line-break/><text:line-break/><text:span text:style-name="T4"> <text:s text:c="11"/>Element country = doc.createElement(</text:span><text:span text:style-name="T8">"country"</text:span><text:span text:style-name="T4">)</text:span><text:span text:style-name="T2">;</text:span><text:line-break/><text:span text:style-name="T2"> <text:s text:c="11"/></text:span><text:span text:style-name="T4">country.setAttribute(</text:span><text:span text:style-name="T8">"id"</text:span><text:span text:style-name="T2">, </text:span><text:span text:style-name="T4">String.</text:span><text:span text:style-name="T6">valueOf</text:span><text:span text:style-name="T4">(c.</text:span><text:span text:style-name="T12">code</text:span><text:span text:style-name="T4">))</text:span><text:span text:style-name="T2">;</text:span><text:line-break/><text:span text:style-name="T2"> <text:s text:c="11"/></text:span><text:span text:style-name="T4">country.setAttribute(</text:span><text:span text:style-name="T8">"name"</text:span><text:span text:style-name="T2">, </text:span><text:span text:style-name="T4">c.</text:span><text:span text:style-name="T12">name</text:span><text:span text:style-name="T4">)</text:span><text:span text:style-name="T2">;</text:span><text:line-break/><text:span text:style-name="T2"> <text:s text:c="11"/></text:span><text:span text:style-name="T4">root.appendChild(country)</text:span><text:span text:style-name="T2">;</text:span><text:line-break/><text:line-break/><text:span text:style-name="T2"> <text:s text:c="11"/>for </text:span><text:span text:style-name="T4">(City cc: </text:span><text:span text:style-name="T12">cities</text:span><text:span text:style-name="T4">){</text:span><text:line-break/><text:span text:style-name="T4"> <text:s text:c="15"/></text:span><text:span text:style-name="T2">if </text:span><text:span text:style-name="T4">(cc.</text:span><text:span text:style-name="T12">country</text:span><text:span text:style-name="T4">.</text:span><text:span text:style-name="T12">code </text:span><text:span text:style-name="T4">== c.</text:span><text:span text:style-name="T12">code</text:span><text:span text:style-name="T4">){</text:span><text:line-break/><text:span text:style-name="T4"> <text:s text:c="19"/>Element city = doc.createElement(</text:span><text:span text:style-name="T8">"city"</text:span><text:span text:style-name="T4">)</text:span><text:span text:style-name="T2">;</text:span><text:line-break/><text:span text:style-name="T2"> <text:s text:c="19"/></text:span><text:span text:style-name="T4">city.setAttribute(</text:span><text:span text:style-name="T8">"id"</text:span><text:span text:style-name="T2">, </text:span><text:span text:style-name="T4">String.</text:span><text:span text:style-name="T6">valueOf</text:span><text:span text:style-name="T4">(cc.</text:span><text:span text:style-name="T12">code</text:span><text:span text:style-name="T4">))</text:span><text:span text:style-name="T2">;</text:span><text:line-break/><text:span text:style-name="T2"> <text:s text:c="19"/></text:span><text:span text:style-name="T4">city.setAttribute(</text:span><text:span text:style-name="T8">"name"</text:span><text:span text:style-name="T2">, </text:span><text:span text:style-name="T4">cc.</text:span><text:span text:style-name="T12">name</text:span><text:span text:style-name="T4">)</text:span><text:span text:style-name="T2">;</text:span><text:line-break/><text:span text:style-name="T2"> <text:s text:c="19"/></text:span><text:span text:style-name="T4">city.setAttribute(</text:span><text:span text:style-name="T8">"count"</text:span><text:span text:style-name="T2">, </text:span><text:span text:style-name="T4">String.</text:span><text:span text:style-name="T6">valueOf</text:span><text:span text:style-name="T4">(cc.</text:span><text:span text:style-name="T12">count</text:span><text:span text:style-name="T4">))</text:span><text:span text:style-name="T2">;</text:span><text:line-break/><text:span text:style-name="T2"> <text:s text:c="19"/></text:span><text:span text:style-name="T4">city.setAttribute(</text:span><text:span text:style-name="T8">"iscap"</text:span><text:span text:style-name="T2">, </text:span><text:span text:style-name="T4">String.</text:span><text:span text:style-name="T6">valueOf</text:span><text:span text:style-name="T4">(cc.</text:span><text:span text:style-name="T12">isCapital</text:span><text:span text:style-name="T4">))</text:span><text:span text:style-name="T2">;</text:span><text:line-break/><text:span text:style-name="T2"> <text:s text:c="19"/></text:span><text:span text:style-name="T4">country.appendChild(city)</text:span><text:span text:style-name="T2">;</text:span><text:line-break/><text:span text:style-name="T2"> <text:s text:c="15"/></text:span><text:span text:style-name="T4">}</text:span><text:line-break/><text:span text:style-name="T4"> <text:s text:c="11"/>}</text:span><text:line-break/><text:soft-page-break/><text:span text:style-name="T4"> <text:s text:c="7"/>}</text:span><text:line-break/><text:line-break/><text:line-break/><text:span text:style-name="T4"> <text:s text:c="7"/>Source domSource = </text:span><text:span text:style-name="T2">new </text:span><text:span text:style-name="T4">DOMSource(doc)</text:span><text:span text:style-name="T2">;</text:span><text:line-break/><text:span text:style-name="T2"> <text:s text:c="7"/></text:span><text:span text:style-name="T4">Result fileResult = </text:span><text:span text:style-name="T2">new </text:span><text:span text:style-name="T4">StreamResult(</text:span><text:span text:style-name="T2">new </text:span><text:span text:style-name="T4">File(</text:span><text:span text:style-name="T12">filename</text:span><text:span text:style-name="T4">))</text:span><text:span text:style-name="T2">;</text:span><text:line-break/><text:span text:style-name="T2"> <text:s text:c="7"/></text:span><text:span text:style-name="T4">TransformerFactory factory = TransformerFactory.</text:span><text:span text:style-name="T6">newInstance</text:span><text:span text:style-name="T4">()</text:span><text:span text:style-name="T2">;</text:span><text:line-break/><text:span text:style-name="T2"> <text:s text:c="7"/></text:span><text:span text:style-name="T4">Transformer transformer = </text:span><text:span text:style-name="T2">null;</text:span><text:line-break/><text:span text:style-name="T2"> <text:s text:c="7"/>try </text:span><text:span text:style-name="T4">{</text:span><text:line-break/><text:span text:style-name="T4"> <text:s text:c="11"/>transformer = factory.newTransformer()</text:span><text:span text:style-name="T2">;</text:span><text:line-break/><text:span text:style-name="T2"> <text:s text:c="7"/></text:span><text:span text:style-name="T4">} </text:span><text:span text:style-name="T2">catch </text:span><text:span text:style-name="T4">(TransformerConfiguration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</text:span><text:line-break/><text:span text:style-name="T4"> <text:s text:c="7"/>transformer.setOutputProperty(OutputKeys.</text:span><text:span text:style-name="T11">INDENT</text:span><text:span text:style-name="T2">,</text:span><text:span text:style-name="T8">"yes"</text:span><text:span text:style-name="T4">)</text:span><text:span text:style-name="T2">;</text:span><text:line-break/><text:span text:style-name="T2"> <text:s text:c="7"/>try </text:span><text:span text:style-name="T4">{</text:span><text:line-break/><text:span text:style-name="T4"> <text:s text:c="11"/>transformer.transform(domSource</text:span><text:span text:style-name="T2">, </text:span><text:span text:style-name="T4">fileResult)</text:span><text:span text:style-name="T2">;</text:span><text:line-break/><text:span text:style-name="T2"> <text:s text:c="7"/></text:span><text:span text:style-name="T4">} </text:span><text:span text:style-name="T2">catch </text:span><text:span text:style-name="T4">(Transformer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</text:span><text:line-break/><text:line-break/><text:line-break/><text:span text:style-name="T4"> <text:s text:c="3"/>}</text:span><text:line-break/><text:line-break/><text:span text:style-name="T4"> <text:s text:c="3"/></text:span><text:span text:style-name="T13">// Прочитать данные из файла XML</text:span><text:line-break/><text:span text:style-name="T13"> <text:s text:c="3"/></text:span><text:span text:style-name="T2">public void </text:span><text:span text:style-name="T7">loadFromFile</text:span><text:span text:style-name="T4">() {</text:span><text:line-break/><text:line-break/><text:span text:style-name="T4"> <text:s text:c="7"/></text:span><text:span text:style-name="T2">try </text:span><text:span text:style-name="T4">{</text:span><text:line-break/><text:span text:style-name="T4"> <text:s text:c="11"/></text:span><text:span text:style-name="T12">document </text:span><text:span text:style-name="T4">= </text:span><text:span text:style-name="T12">builder</text:span><text:span text:style-name="T4">.parse(</text:span><text:span text:style-name="T2">new </text:span><text:span text:style-name="T4">File(</text:span><text:span text:style-name="T12">filename</text:span><text:span text:style-name="T4">))</text:span><text:span text:style-name="T2">;</text:span><text:line-break/><text:span text:style-name="T2"> <text:s text:c="7"/></text:span><text:span text:style-name="T4">} </text:span><text:span text:style-name="T2">catch </text:span><text:span text:style-name="T4">(SAX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 </text:span><text:span text:style-name="T2">catch </text:span><text:span text:style-name="T4">(IO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</text:span><text:line-break/><text:line-break/><text:span text:style-name="T4"> <text:s text:c="7"/>Element root = </text:span><text:span text:style-name="T12">document</text:span><text:span text:style-name="T4">.getDocumentElement()</text:span><text:span text:style-name="T2">;</text:span><text:line-break/><text:span text:style-name="T2"> <text:s text:c="7"/>if </text:span><text:span text:style-name="T4">(root.getTagName().equals(</text:span><text:span text:style-name="T8">"map"</text:span><text:span text:style-name="T4">))</text:span><text:line-break/><text:span text:style-name="T4"> <text:s text:c="7"/>{</text:span><text:line-break/><text:span text:style-name="T4"> <text:s text:c="11"/>NodeList listCountries = root.getElementsByTagName(</text:span><text:span text:style-name="T8">"country"</text:span><text:span text:style-name="T4">)</text:span><text:span text:style-name="T2">;</text:span><text:line-break/><text:span text:style-name="T2"> <text:s text:c="11"/>for </text:span><text:span text:style-name="T4">(</text:span><text:span text:style-name="T2">int </text:span><text:span text:style-name="T4">i=</text:span><text:span text:style-name="T10">0</text:span><text:span text:style-name="T2">; </text:span><text:span text:style-name="T4">i&lt;listCountries.getLength()</text:span><text:span text:style-name="T2">; </text:span><text:span text:style-name="T4">i++)</text:span><text:line-break/><text:span text:style-name="T4"> <text:s text:c="11"/>{</text:span><text:line-break/><text:line-break/><text:span text:style-name="T4"> <text:s text:c="15"/>Element country = (Element)listCountries.item(i)</text:span><text:span text:style-name="T2">;</text:span><text:line-break/><text:span text:style-name="T2"> <text:s text:c="15"/></text:span><text:span text:style-name="T4">String countryCode = country.getAttribute(</text:span><text:span text:style-name="T8">"id"</text:span><text:span text:style-name="T4">)</text:span><text:span text:style-name="T2">;</text:span><text:line-break/><text:span text:style-name="T2"> <text:s text:c="15"/></text:span><text:span text:style-name="T4">String countryName = country.getAttribute(</text:span><text:span text:style-name="T8">"name"</text:span><text:span text:style-name="T4">)</text:span><text:span text:style-name="T2">;</text:span><text:line-break/><text:span text:style-name="T13">// <text:s text:c="15"/>System.out.println(countryCode + " " +countryName + ":");</text:span><text:line-break/><text:line-break/><text:span text:style-name="T13"> <text:s text:c="15"/></text:span><text:span text:style-name="T12">countries</text:span><text:span text:style-name="T4">.add(</text:span><text:span text:style-name="T2">new </text:span><text:span text:style-name="T4">Country(Integer.</text:span><text:span text:style-name="T6">parseInt</text:span><text:span text:style-name="T4">(countryCode)</text:span><text:span text:style-name="T2">,</text:span><text:span text:style-name="T4">countryName))</text:span><text:span text:style-name="T2">;</text:span><text:line-break/><text:line-break/><text:span text:style-name="T2"> <text:s text:c="15"/></text:span><text:span text:style-name="T4">NodeList listCities = country.getElementsByTagName(</text:span><text:span text:style-name="T8">"city"</text:span><text:span text:style-name="T4">)</text:span><text:span text:style-name="T2">;</text:span><text:line-break/><text:line-break/><text:span text:style-name="T2"> <text:s text:c="15"/>for </text:span><text:span text:style-name="T4">(</text:span><text:span text:style-name="T2">int </text:span><text:span text:style-name="T4">j=</text:span><text:span text:style-name="T10">0</text:span><text:span text:style-name="T2">; </text:span><text:span text:style-name="T4">j&lt;listCities.getLength()</text:span><text:span text:style-name="T2">; </text:span><text:span text:style-name="T4">j++)</text:span><text:line-break/><text:span text:style-name="T4"> <text:s text:c="15"/>{</text:span><text:line-break/><text:span text:style-name="T4"> <text:s text:c="19"/>Element city = (Element)listCities.item(j)</text:span><text:span text:style-name="T2">;</text:span><text:line-break/><text:span text:style-name="T2"> <text:s text:c="19"/></text:span><text:span text:style-name="T4">String cityName = city.getAttribute(</text:span><text:span text:style-name="T8">"name"</text:span><text:span text:style-name="T4">)</text:span><text:span text:style-name="T2">;</text:span><text:line-break/><text:span text:style-name="T2"> <text:s text:c="19"/></text:span><text:span text:style-name="T4">String id = city.getAttribute(</text:span><text:span text:style-name="T8">"id"</text:span><text:span text:style-name="T4">)</text:span><text:span text:style-name="T2">;</text:span><text:line-break/><text:span text:style-name="T2"> <text:s text:c="19"/></text:span><text:span text:style-name="T4">String iscap = city.getAttribute(</text:span><text:span text:style-name="T8">"iscap"</text:span><text:span text:style-name="T4">)</text:span><text:span text:style-name="T2">;</text:span><text:line-break/><text:line-break/><text:span text:style-name="T2"> <text:s text:c="19"/></text:span><text:span text:style-name="T4">Boolean capital = </text:span><text:span text:style-name="T2">false;</text:span><text:line-break/><text:span text:style-name="T2"> <text:s text:c="19"/>if </text:span><text:span text:style-name="T4">(iscap.equals(</text:span><text:span text:style-name="T8">"1"</text:span><text:span text:style-name="T4">)) capital = </text:span><text:span text:style-name="T2">true;</text:span><text:line-break/><text:line-break/><text:span text:style-name="T2"> <text:s text:c="19"/></text:span><text:span text:style-name="T4">String count = city.getAttribute(</text:span><text:span text:style-name="T8">"count"</text:span><text:span text:style-name="T4">)</text:span><text:span text:style-name="T2">;</text:span><text:line-break/><text:soft-page-break/><text:span text:style-name="T13">// <text:s text:c="19"/>System.out.println(" " + cityName + " " + id);</text:span><text:line-break/><text:line-break/><text:span text:style-name="T13"> <text:s text:c="19"/></text:span><text:span text:style-name="T12">cities</text:span><text:span text:style-name="T4">.add(</text:span><text:span text:style-name="T2">new </text:span><text:span text:style-name="T4">City(Integer.</text:span><text:span text:style-name="T6">parseInt</text:span><text:span text:style-name="T4">(id)</text:span><text:span text:style-name="T2">, </text:span><text:span text:style-name="T4">cityName</text:span><text:span text:style-name="T2">, </text:span><text:span text:style-name="T4">capital</text:span><text:span text:style-name="T2">, </text:span><text:span text:style-name="T4">Integer.</text:span><text:span text:style-name="T6">parseInt</text:span><text:span text:style-name="T4">(count)</text:span><text:span text:style-name="T2">, </text:span><text:span text:style-name="T12">countries</text:span><text:span text:style-name="T4">.get(</text:span><text:span text:style-name="T12">countries</text:span><text:span text:style-name="T4">.size()-</text:span><text:span text:style-name="T10">1</text:span><text:span text:style-name="T4">)))</text:span><text:span text:style-name="T2">;</text:span><text:line-break/><text:span text:style-name="T2"> <text:s text:c="15"/></text:span><text:span text:style-name="T4">}</text:span><text:line-break/><text:span text:style-name="T4"> <text:s text:c="11"/>}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13">// Добавить новую страну</text:span><text:line-break/><text:span text:style-name="T13"> <text:s text:c="3"/></text:span><text:span text:style-name="T2">public void </text:span><text:span text:style-name="T7">addCountry</text:span><text:span text:style-name="T4">(</text:span><text:span text:style-name="T2">int </text:span><text:span text:style-name="T4">code</text:span><text:span text:style-name="T2">, </text:span><text:span text:style-name="T4">String name) {</text:span><text:line-break/><text:span text:style-name="T4"> <text:s text:c="7"/></text:span><text:span text:style-name="T12">countries</text:span><text:span text:style-name="T4">.add(</text:span><text:span text:style-name="T2">new </text:span><text:span text:style-name="T4">Country(code</text:span><text:span text:style-name="T2">,</text:span><text:span text:style-name="T4">name))</text:span><text:span text:style-name="T2">;</text:span><text:line-break/><text:span text:style-name="T2"> <text:s text:c="3"/></text:span><text:span text:style-name="T4">}</text:span><text:line-break/><text:line-break/><text:span text:style-name="T4"> <text:s text:c="3"/></text:span><text:span text:style-name="T13">// Получить страну c заданным кодом</text:span><text:line-break/><text:span text:style-name="T13"> <text:s text:c="3"/></text:span><text:span text:style-name="T2">public </text:span><text:span text:style-name="T4">Country </text:span><text:span text:style-name="T7">getCountry</text:span><text:span text:style-name="T4">(</text:span><text:span text:style-name="T2">int </text:span><text:span text:style-name="T4">code) {</text:span><text:line-break/><text:span text:style-name="T4"> <text:s text:c="7"/></text:span><text:span text:style-name="T2">for </text:span><text:span text:style-name="T4">(Country a: </text:span><text:span text:style-name="T12">countries</text:span><text:span text:style-name="T4">){</text:span><text:line-break/><text:span text:style-name="T4"> <text:s text:c="11"/></text:span><text:span text:style-name="T2">if </text:span><text:span text:style-name="T4">(a.</text:span><text:span text:style-name="T12">code </text:span><text:span text:style-name="T4">== code) </text:span><text:span text:style-name="T2">return </text:span><text:span text:style-name="T4">a</text:span><text:span text:style-name="T2">;</text:span><text:line-break/><text:span text:style-name="T2"> <text:s text:c="7"/></text:span><text:span text:style-name="T4">}</text:span><text:line-break/><text:span text:style-name="T4"> <text:s text:c="7"/></text:span><text:span text:style-name="T2">return null;</text:span><text:line-break/><text:span text:style-name="T2"> <text:s text:c="3"/></text:span><text:span text:style-name="T4">}</text:span><text:line-break/><text:line-break/><text:span text:style-name="T4"> <text:s text:c="3"/></text:span><text:span text:style-name="T13">// Получить страну c заданным номером</text:span><text:line-break/><text:span text:style-name="T13"> <text:s text:c="3"/></text:span><text:span text:style-name="T2">public </text:span><text:span text:style-name="T4">Country </text:span><text:span text:style-name="T7">getCountryInd</text:span><text:span text:style-name="T4">(</text:span><text:span text:style-name="T2">int </text:span><text:span text:style-name="T4">index) {</text:span><text:line-break/><text:span text:style-name="T4"> <text:s text:c="7"/></text:span><text:span text:style-name="T2">return </text:span><text:span text:style-name="T12">countries</text:span><text:span text:style-name="T4">.get(index)</text:span><text:span text:style-name="T2">;</text:span><text:line-break/><text:span text:style-name="T2"> <text:s text:c="3"/></text:span><text:span text:style-name="T4">}</text:span><text:line-break/><text:line-break/><text:span text:style-name="T4"> <text:s text:c="3"/></text:span><text:span text:style-name="T13">// Получить кpublic class Worldmap {</text:span></text:p>
            <text:p text:style-name="P25"/>
            <text:p text:style-name="P25"><text:s text:c="4"/>DocumentBuilderFactory factory = DocumentBuilderFactory.newInstance();</text:p>
            <text:p text:style-name="P25"><text:s text:c="4"/>DocumentBuilder builder = null;</text:p>
            <text:p text:style-name="P25"><text:s text:c="4"/>Document document = null;</text:p>
            <text:p text:style-name="P25"><text:s text:c="4"/>String filename;</text:p>
            <text:p text:style-name="P25"/>
            <text:p text:style-name="P25"><text:s text:c="4"/>// Массив стран</text:p>
            <text:p text:style-name="P25"><text:s text:c="4"/>public ArrayList&lt;Country&gt; countries = new ArrayList&lt;&gt;();</text:p>
            <text:p text:style-name="P25"><text:s text:c="4"/>// Массив городов</text:p>
            <text:p text:style-name="P25"><text:s text:c="4"/>public ArrayList&lt;City&gt; cities = <text:s/>new ArrayList&lt;&gt;();</text:p>
            <text:p text:style-name="P25"/>
            <text:p text:style-name="P25"><text:s text:c="4"/>void showCountries(){</text:p>
            <text:p text:style-name="P25"><text:s text:c="8"/>for (Country a: countries){</text:p>
            <text:p text:style-name="P25"><text:s text:c="12"/>System.out.println("code: " + a.code + ", " + "name: " + a.name);</text:p>
            <text:p text:style-name="P25"><text:s text:c="8"/>}</text:p>
            <text:p text:style-name="P25"><text:s text:c="4"/>}</text:p>
            <text:p text:style-name="P25"><text:s text:c="4"/>void showCities(){</text:p>
            <text:p text:style-name="P25"><text:s text:c="8"/>for (City a: cities){</text:p>
            <text:p text:style-name="P25"><text:s text:c="12"/>System.out.println("code: " + a.code + ", " + "name: " + a.name + ", " + "isCapital: " + a.isCapital + ", " + "count: " + a.count + ", " + "country name: " + a.country.name + ", " + "country code: " + a.country.code);</text:p>
            <text:p text:style-name="P25"><text:s text:c="8"/>}</text:p>
            <text:p text:style-name="P25"><text:s text:c="4"/>}</text:p>
            <text:p text:style-name="P25"/>
            <text:p text:style-name="P25"><text:s text:c="4"/>Worldmap(String inFilename){</text:p>
            <text:p text:style-name="P25"><text:s text:c="8"/>filename = inFilename;</text:p>
            <text:p text:style-name="P25"/>
            <text:p text:style-name="P25"><text:s text:c="8"/>try {</text:p>
            <text:p text:style-name="P25"><text:s text:c="12"/>builder = factory.newDocumentBuilder();</text:p>
            <text:p text:style-name="P25"><text:s text:c="8"/>} catch (ParserConfigurationException e) {</text:p>
            <text:p text:style-name="P25"><text:s text:c="12"/>e.printStackTrace();</text:p>
            <text:p text:style-name="P25"><text:s text:c="8"/>}</text:p>
            <text:p text:style-name="P25"/>
            <text:p text:style-name="P25"><text:soft-page-break/><text:s text:c="8"/>Document document = null;</text:p>
            <text:p text:style-name="P25"><text:s text:c="8"/>try {</text:p>
            <text:p text:style-name="P25"><text:s text:c="12"/>document = builder.parse(new File(filename));</text:p>
            <text:p text:style-name="P25"><text:s text:c="8"/>} catch (SAXException e) {</text:p>
            <text:p text:style-name="P25"><text:s text:c="12"/>e.printStackTrace();</text:p>
            <text:p text:style-name="P25"><text:s text:c="8"/>} catch (IOException e) {</text:p>
            <text:p text:style-name="P25"><text:s text:c="12"/>e.printStackTrace();</text:p>
            <text:p text:style-name="P25"><text:s text:c="8"/>}</text:p>
            <text:p text:style-name="P25"/>
            <text:p text:style-name="P25"><text:s text:c="8"/>document.getDocumentElement().normalize();</text:p>
            <text:p text:style-name="P25"><text:s text:c="4"/>}</text:p>
            <text:p text:style-name="P25"/>
            <text:p text:style-name="P25"><text:s text:c="4"/>// Записать данные в файл XML</text:p>
            <text:p text:style-name="P25"><text:s text:c="4"/>public void saveToFile() {</text:p>
            <text:p text:style-name="P25"/>
            <text:p text:style-name="P25"><text:s text:c="8"/>File fileToDelete = new File(filename);</text:p>
            <text:p text:style-name="P25"><text:s text:c="8"/>fileToDelete.delete();</text:p>
            <text:p text:style-name="P25"/>
            <text:p text:style-name="P25"><text:s text:c="8"/>DocumentBuilderFactory dbf = null;</text:p>
            <text:p text:style-name="P25"><text:s text:c="8"/>DocumentBuilder db = null;</text:p>
            <text:p text:style-name="P25"><text:s text:c="8"/>Document doc = null;</text:p>
            <text:p text:style-name="P25"><text:s text:c="8"/>dbf = DocumentBuilderFactory.newInstance();</text:p>
            <text:p text:style-name="P25"><text:s text:c="8"/>try {</text:p>
            <text:p text:style-name="P25"><text:s text:c="12"/>db = dbf.newDocumentBuilder();</text:p>
            <text:p text:style-name="P25"><text:s text:c="8"/>} catch (ParserConfigurationException e) {</text:p>
            <text:p text:style-name="P25"><text:s text:c="12"/>e.printStackTrace();</text:p>
            <text:p text:style-name="P25"><text:s text:c="8"/>}</text:p>
            <text:p text:style-name="P25"/>
            <text:p text:style-name="P25"><text:s text:c="8"/>doc = db.newDocument();</text:p>
            <text:p text:style-name="P25"><text:s text:c="8"/>Element root = doc.createElement("map");</text:p>
            <text:p text:style-name="P25"><text:s text:c="8"/>doc.appendChild(root);</text:p>
            <text:p text:style-name="P25"/>
            <text:p text:style-name="P25"><text:s text:c="8"/>for (Country c: countries){</text:p>
            <text:p text:style-name="P25"/>
            <text:p text:style-name="P25"><text:s text:c="12"/>Element country = doc.createElement("country");</text:p>
            <text:p text:style-name="P25"><text:s text:c="12"/>country.setAttribute("id", String.valueOf(c.code));</text:p>
            <text:p text:style-name="P25"><text:s text:c="12"/>country.setAttribute("name", c.name);</text:p>
            <text:p text:style-name="P25"><text:s text:c="12"/>root.appendChild(country);</text:p>
            <text:p text:style-name="P25"/>
            <text:p text:style-name="P25"><text:s text:c="12"/>for (City cc: cities){</text:p>
            <text:p text:style-name="P25"><text:s text:c="16"/>if (cc.country.code == c.code){</text:p>
            <text:p text:style-name="P25"><text:s text:c="20"/>Element city = doc.createElement("city");</text:p>
            <text:p text:style-name="P25"><text:s text:c="20"/>city.setAttribute("id", String.valueOf(cc.code));</text:p>
            <text:p text:style-name="P25"><text:s text:c="20"/>city.setAttribute("name", cc.name);</text:p>
            <text:p text:style-name="P25"><text:s text:c="20"/>city.setAttribute("count", String.valueOf(cc.count));</text:p>
            <text:p text:style-name="P25"><text:s text:c="20"/>city.setAttribute("iscap", String.valueOf(cc.isCapital));</text:p>
            <text:p text:style-name="P25"><text:s text:c="20"/>country.appendChild(city);</text:p>
            <text:p text:style-name="P25"><text:s text:c="16"/>}</text:p>
            <text:p text:style-name="P25"><text:s text:c="12"/>}</text:p>
            <text:p text:style-name="P25"><text:s text:c="8"/>}</text:p>
            <text:p text:style-name="P25"/>
            <text:p text:style-name="P25"/>
            <text:p text:style-name="P25"><text:s text:c="8"/>Source domSource = new DOMSource(doc);</text:p>
            <text:p text:style-name="P25"><text:s text:c="8"/>Result fileResult = new StreamResult(new File(filename));</text:p>
            <text:p text:style-name="P25"><text:s text:c="8"/>TransformerFactory factory = TransformerFactory.newInstance();</text:p>
            <text:p text:style-name="P25"><text:s text:c="8"/>Transformer transformer = null;</text:p>
            <text:p text:style-name="P25"><text:s text:c="8"/>try {</text:p>
            <text:p text:style-name="P25"><text:s text:c="12"/>transformer = factory.newTransformer();</text:p>
            <text:p text:style-name="P25"><text:s text:c="8"/>} catch (TransformerConfigurationException e) {</text:p>
            <text:p text:style-name="P25"><text:s text:c="12"/>e.printStackTrace();</text:p>
            <text:p text:style-name="P25"><text:s text:c="8"/>}</text:p>
            <text:p text:style-name="P25"><text:s text:c="8"/>transformer.setOutputProperty(OutputKeys.INDENT,"yes");</text:p>
            <text:p text:style-name="P25"><text:soft-page-break/><text:s text:c="8"/>try {</text:p>
            <text:p text:style-name="P25"><text:s text:c="12"/>transformer.transform(domSource, fileResult);</text:p>
            <text:p text:style-name="P25"><text:s text:c="8"/>} catch (TransformerException e) {</text:p>
            <text:p text:style-name="P25"><text:s text:c="12"/>e.printStackTrace();</text:p>
            <text:p text:style-name="P25"><text:s text:c="8"/>}</text:p>
            <text:p text:style-name="P25"/>
            <text:p text:style-name="P25"/>
            <text:p text:style-name="P25"><text:s text:c="4"/>}</text:p>
            <text:p text:style-name="P25"/>
            <text:p text:style-name="P25"><text:s text:c="4"/>// Прочитать данные из файла XML</text:p>
            <text:p text:style-name="P25"><text:s text:c="4"/>public void loadFromFile() {</text:p>
            <text:p text:style-name="P25"/>
            <text:p text:style-name="P25"><text:s text:c="8"/>try {</text:p>
            <text:p text:style-name="P25"><text:s text:c="12"/>document = builder.parse(new File(filename));</text:p>
            <text:p text:style-name="P25"><text:s text:c="8"/>} catch (SAXException e) {</text:p>
            <text:p text:style-name="P25"><text:s text:c="12"/>e.printStackTrace();</text:p>
            <text:p text:style-name="P25"><text:s text:c="8"/>} catch (IOException e) {</text:p>
            <text:p text:style-name="P25"><text:s text:c="12"/>e.printStackTrace();</text:p>
            <text:p text:style-name="P25"><text:s text:c="8"/>}</text:p>
            <text:p text:style-name="P25"/>
            <text:p text:style-name="P25"><text:s text:c="8"/>Element root = document.getDocumentElement();</text:p>
            <text:p text:style-name="P25"><text:s text:c="8"/>if (root.getTagName().equals("map"))</text:p>
            <text:p text:style-name="P25"><text:s text:c="8"/>{</text:p>
            <text:p text:style-name="P25"><text:s text:c="12"/>NodeList listCountries = root.getElementsByTagName("country");</text:p>
            <text:p text:style-name="P25"><text:s text:c="12"/>for (int i=0; i&lt;listCountries.getLength(); i++)</text:p>
            <text:p text:style-name="P25"><text:s text:c="12"/>{</text:p>
            <text:p text:style-name="P25"/>
            <text:p text:style-name="P25"><text:s text:c="16"/>Element country = (Element)listCountries.item(i);</text:p>
            <text:p text:style-name="P25"><text:s text:c="16"/>String countryCode = country.getAttribute("id");</text:p>
            <text:p text:style-name="P25"><text:s text:c="16"/>String countryName = country.getAttribute("name");</text:p>
            <text:p text:style-name="P25">// <text:s text:c="15"/>System.out.println(countryCode + " " +countryName + ":");</text:p>
            <text:p text:style-name="P25"/>
            <text:p text:style-name="P25"><text:s text:c="16"/>countries.add(new Country(Integer.parseInt(countryCode),countryName));</text:p>
            <text:p text:style-name="P25"/>
            <text:p text:style-name="P25"><text:s text:c="16"/>NodeList listCities = country.getElementsByTagName("city");</text:p>
            <text:p text:style-name="P25"/>
            <text:p text:style-name="P25"><text:s text:c="16"/>for (int j=0; j&lt;listCities.getLength(); j++)</text:p>
            <text:p text:style-name="P25"><text:s text:c="16"/>{</text:p>
            <text:p text:style-name="P25"><text:s text:c="20"/>Element city = (Element)listCities.item(j);</text:p>
            <text:p text:style-name="P25"><text:s text:c="20"/>String cityName = city.getAttribute("name");</text:p>
            <text:p text:style-name="P25"><text:s text:c="20"/>String id = city.getAttribute("id");</text:p>
            <text:p text:style-name="P25"><text:s text:c="20"/>String iscap = city.getAttribute("iscap");</text:p>
            <text:p text:style-name="P25"/>
            <text:p text:style-name="P25"><text:s text:c="20"/>Boolean capital = false;</text:p>
            <text:p text:style-name="P25"><text:s text:c="20"/>if (iscap.equals("1")) capital = true;</text:p>
            <text:p text:style-name="P25"/>
            <text:p text:style-name="P25"><text:s text:c="20"/>String count = city.getAttribute("count");</text:p>
            <text:p text:style-name="P25">// <text:s text:c="19"/>System.out.println(" " + cityName + " " + id);</text:p>
            <text:p text:style-name="P25"/>
            <text:p text:style-name="P25"><text:s text:c="20"/>cities.add(new City(Integer.parseInt(id), cityName, capital, Integer.parseInt(count), countries.get(countries.size()-1)));</text:p>
            <text:p text:style-name="P25"><text:s text:c="16"/>}</text:p>
            <text:p text:style-name="P25"><text:s text:c="12"/>}</text:p>
            <text:p text:style-name="P25"><text:s text:c="8"/>}</text:p>
            <text:p text:style-name="P25"><text:s text:c="4"/>}</text:p>
            <text:p text:style-name="P25"/>
            <text:p text:style-name="P25"><text:s text:c="4"/>// Добавить новую страну</text:p>
            <text:p text:style-name="P25"><text:s text:c="4"/>public void addCountry(int code, String name) {</text:p>
            <text:p text:style-name="P25"><text:s text:c="8"/>countries.add(new Country(code,name));</text:p>
            <text:p text:style-name="P25"><text:s text:c="4"/>}</text:p>
            <text:p text:style-name="P25"/>
            <text:p text:style-name="P25"><text:s text:c="4"/>// Получить страну c заданным кодом</text:p>
            <text:p text:style-name="P25"><text:soft-page-break/><text:s text:c="4"/>public Country getCountry(int code) {</text:p>
            <text:p text:style-name="P25"><text:s text:c="8"/>for (Country a: countries){</text:p>
            <text:p text:style-name="P25"><text:s text:c="12"/>if (a.code == code) return a;</text:p>
            <text:p text:style-name="P25"><text:s text:c="8"/>}</text:p>
            <text:p text:style-name="P25"><text:s text:c="8"/>return null;</text:p>
            <text:p text:style-name="P25"><text:s text:c="4"/>}</text:p>
            <text:p text:style-name="P25"/>
            <text:p text:style-name="P25"><text:s text:c="4"/>// Получить страну c заданным номером</text:p>
            <text:p text:style-name="P25"><text:s text:c="4"/>public Country getCountryInd(int index) {</text:p>
            <text:p text:style-name="P25"><text:s text:c="8"/>return countries.get(index);</text:p>
            <text:p text:style-name="P25"><text:s text:c="4"/>}</text:p>
            <text:p text:style-name="P25"/>
            <text:p text:style-name="P25"><text:s text:c="4"/>// Получить количество стран</text:p>
            <text:p text:style-name="P25"><text:s text:c="4"/>public int countCountries() {</text:p>
            <text:p text:style-name="P25"><text:s text:c="8"/>return countries.size();</text:p>
            <text:p text:style-name="P25"><text:s text:c="4"/>}</text:p>
            <text:p text:style-name="P25"/>
            <text:p text:style-name="P25"><text:s text:c="4"/>// Удалить страну</text:p>
            <text:p text:style-name="P25"><text:s text:c="4"/>public void deleteCountry(int code) {</text:p>
            <text:p text:style-name="P25"/>
            <text:p text:style-name="P25"><text:s text:c="7"/>for(int i=0; i &lt; cities.size();i++) deleteCity(code);</text:p>
            <text:p text:style-name="P25"/>
            <text:p text:style-name="P25"><text:s text:c="8"/>for (Country a: countries) {</text:p>
            <text:p text:style-name="P25"><text:s text:c="12"/>if (a.code == code){</text:p>
            <text:p text:style-name="P25"><text:s text:c="16"/>countries.remove(a);</text:p>
            <text:p text:style-name="P25"><text:s text:c="12"/>}</text:p>
            <text:p text:style-name="P25"><text:s text:c="8"/>}</text:p>
            <text:p text:style-name="P25"><text:s text:c="4"/>}</text:p>
            <text:p text:style-name="P25"/>
            <text:p text:style-name="P25"><text:s text:c="4"/>// Удалить город</text:p>
            <text:p text:style-name="P25"><text:s text:c="4"/>public void deleteCity(int countryCode){</text:p>
            <text:p text:style-name="P25"><text:s text:c="8"/>for (City a: cities) {</text:p>
            <text:p text:style-name="P25"><text:s text:c="12"/>if (a.country.code == countryCode){</text:p>
            <text:p text:style-name="P25"><text:s text:c="16"/>cities.remove(a);</text:p>
            <text:p text:style-name="P25"><text:s text:c="16"/>return;</text:p>
            <text:p text:style-name="P25"><text:s text:c="12"/>}</text:p>
            <text:p text:style-name="P25"><text:s text:c="8"/>}</text:p>
            <text:p text:style-name="P25"><text:s text:c="4"/>}</text:p>
            <text:p text:style-name="P25"/>
            <text:p text:style-name="P25"><text:s text:c="4"/>// Добавить новый город для заданной страны</text:p>
            <text:p text:style-name="P25"><text:s text:c="4"/>public void addCity(int code, String name, boolean isCapital, int count, int countryCode) {</text:p>
            <text:p text:style-name="P25"><text:s text:c="8"/>cities.add(new City(code,name,isCapital,count,getCountry(countryCode)));</text:p>
            <text:p text:style-name="P25"><text:s text:c="4"/>}</text:p>
            <text:p text:style-name="P25"/>
            <text:p text:style-name="P10"><text:span text:style-name="T13">}оличество стран</text:span><text:line-break/><text:span text:style-name="T13"> <text:s text:c="3"/></text:span><text:span text:style-name="T2">public int </text:span><text:span text:style-name="T7">countCountries</text:span><text:span text:style-name="T4">() {</text:span><text:line-break/><text:span text:style-name="T4"> <text:s text:c="7"/></text:span><text:span text:style-name="T2">return </text:span><text:span text:style-name="T12">countries</text:span><text:span text:style-name="T4">.size()</text:span><text:span text:style-name="T2">;</text:span><text:line-break/><text:span text:style-name="T2"> <text:s text:c="3"/></text:span><text:span text:style-name="T4">}</text:span><text:line-break/><text:line-break/><text:span text:style-name="T4"> <text:s text:c="3"/></text:span><text:span text:style-name="T13">// Удалить страну</text:span><text:line-break/><text:span text:style-name="T13"> <text:s text:c="3"/></text:span><text:span text:style-name="T2">public void </text:span><text:span text:style-name="T7">deleteCountry</text:span><text:span text:style-name="T4">(</text:span><text:span text:style-name="T2">int </text:span><text:span text:style-name="T4">code) {</text:span><text:line-break/><text:line-break/><text:span text:style-name="T4"> <text:s text:c="6"/></text:span><text:span text:style-name="T2">for</text:span><text:span text:style-name="T4">(</text:span><text:span text:style-name="T2">int </text:span><text:span text:style-name="T4">i=</text:span><text:span text:style-name="T10">0</text:span><text:span text:style-name="T2">; </text:span><text:span text:style-name="T4">i &lt; </text:span><text:span text:style-name="T12">cities</text:span><text:span text:style-name="T4">.size()</text:span><text:span text:style-name="T2">;</text:span><text:span text:style-name="T4">i++) deleteCity(code)</text:span><text:span text:style-name="T2">;</text:span><text:line-break/><text:line-break/><text:span text:style-name="T2"> <text:s text:c="7"/>for </text:span><text:span text:style-name="T4">(Country a: </text:span><text:span text:style-name="T12">countries</text:span><text:span text:style-name="T4">) {</text:span><text:line-break/><text:span text:style-name="T4"> <text:s text:c="11"/></text:span><text:span text:style-name="T2">if </text:span><text:span text:style-name="T4">(a.</text:span><text:span text:style-name="T12">code </text:span><text:span text:style-name="T4">== code){</text:span><text:line-break/><text:span text:style-name="T4"> <text:s text:c="15"/></text:span><text:span text:style-name="T12">countries</text:span><text:span text:style-name="T4">.remove(a)</text:span><text:span text:style-name="T2">;</text:span><text:line-break/><text:span text:style-name="T2"> <text:s text:c="11"/></text:span><text:span text:style-name="T4">}</text:span><text:line-break/><text:span text:style-name="T4"> <text:s text:c="7"/>}</text:span><text:line-break/><text:span text:style-name="T4"> <text:s text:c="3"/>}</text:span><text:line-break/><text:line-break/><text:soft-page-break/><text:span text:style-name="T4"> <text:s text:c="3"/></text:span><text:span text:style-name="T13">// Удалить город</text:span><text:line-break/><text:span text:style-name="T13"> <text:s text:c="3"/></text:span><text:span text:style-name="T2">public void </text:span><text:span text:style-name="T7">deleteCity</text:span><text:span text:style-name="T4">(</text:span><text:span text:style-name="T2">int </text:span><text:span text:style-name="T4">countryCode){</text:span><text:line-break/><text:span text:style-name="T4"> <text:s text:c="7"/></text:span><text:span text:style-name="T2">for </text:span><text:span text:style-name="T4">(City a: </text:span><text:span text:style-name="T12">cities</text:span><text:span text:style-name="T4">) {</text:span><text:line-break/><text:span text:style-name="T4"> <text:s text:c="11"/></text:span><text:span text:style-name="T2">if </text:span><text:span text:style-name="T4">(a.</text:span><text:span text:style-name="T12">country</text:span><text:span text:style-name="T4">.</text:span><text:span text:style-name="T12">code </text:span><text:span text:style-name="T4">== countryCode){</text:span><text:line-break/><text:span text:style-name="T4"> <text:s text:c="15"/></text:span><text:span text:style-name="T12">cities</text:span><text:span text:style-name="T4">.remove(a)</text:span><text:span text:style-name="T2">;</text:span><text:line-break/><text:span text:style-name="T2"> <text:s text:c="15"/>return;</text:span><text:line-break/><text:span text:style-name="T2"> <text:s text:c="11"/></text:span><text:span text:style-name="T4">}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13">// Добавить новый город для заданной страны</text:span><text:line-break/><text:span text:style-name="T13"> <text:s text:c="3"/></text:span><text:span text:style-name="T2">public void </text:span><text:span text:style-name="T7">addCity</text:span><text:span text:style-name="T4">(</text:span><text:span text:style-name="T2">int </text:span><text:span text:style-name="T4">code</text:span><text:span text:style-name="T2">, </text:span><text:span text:style-name="T4">String name</text:span><text:span text:style-name="T2">, boolean </text:span><text:span text:style-name="T4">isCapital</text:span><text:span text:style-name="T2">, int </text:span><text:span text:style-name="T4">count</text:span><text:span text:style-name="T2">, int </text:span><text:span text:style-name="T4">countryCode) {</text:span><text:line-break/><text:span text:style-name="T4"> <text:s text:c="7"/></text:span><text:span text:style-name="T12">cities</text:span><text:span text:style-name="T4">.add(</text:span><text:span text:style-name="T2">new </text:span><text:span text:style-name="T4">City(code</text:span><text:span text:style-name="T2">,</text:span><text:span text:style-name="T4">name</text:span><text:span text:style-name="T2">,</text:span><text:span text:style-name="T4">isCapital</text:span><text:span text:style-name="T2">,</text:span><text:span text:style-name="T4">count</text:span><text:span text:style-name="T2">,</text:span><text:span text:style-name="T4">getCountry(countryCode)))</text:span><text:span text:style-name="T2">;</text:span><text:line-break/><text:span text:style-name="T2"> <text:s text:c="3"/></text:span><text:span text:style-name="T4">}</text:span><text:line-break/><text:line-break/><text:span text:style-name="T4">}</text:span></text:p>
            <text:p text:style-name="P24"/>
            <text:p text:style-name="P10"><text:span text:style-name="T2">public class </text:span><text:span text:style-name="T4">XMLUtils {</text:span><text:line-break/><text:span text:style-name="T4"> <text:s text:c="3"/></text:span><text:span text:style-name="T2">private </text:span><text:span text:style-name="T7">XMLUtils</text:span><text:span text:style-name="T4">() {}</text:span><text:line-break/><text:line-break/><text:span text:style-name="T4"> <text:s text:c="3"/></text:span><text:span text:style-name="T13">// validate using DOM (DTD as defined in the XML)</text:span><text:line-break/><text:span text:style-name="T13"> <text:s text:c="3"/></text:span><text:span text:style-name="T2">public static boolean </text:span><text:span text:style-name="T7">validateWithDTDUsingDOM</text:span><text:span text:style-name="T4">(String xml)</text:span><text:line-break/><text:span text:style-name="T4"> <text:s text:c="11"/></text:span><text:span text:style-name="T2">throws </text:span><text:span text:style-name="T4">ParserConfigurationException</text:span><text:span text:style-name="T2">, </text:span><text:span text:style-name="T4">IOException</text:span><text:line-break/><text:span text:style-name="T4"> <text:s text:c="3"/>{</text:span><text:line-break/><text:span text:style-name="T4"> <text:s text:c="7"/></text:span><text:span text:style-name="T2">try </text:span><text:span text:style-name="T4">{</text:span><text:line-break/><text:span text:style-name="T4"> <text:s text:c="11"/>DocumentBuilderFactory factory = DocumentBuilderFactory.</text:span><text:span text:style-name="T6">newInstance</text:span><text:span text:style-name="T4">()</text:span><text:span text:style-name="T2">;</text:span><text:line-break/><text:span text:style-name="T2"> <text:s text:c="11"/></text:span><text:span text:style-name="T4">factory.setValidating(</text:span><text:span text:style-name="T2">true</text:span><text:span text:style-name="T4">)</text:span><text:span text:style-name="T2">;</text:span><text:line-break/><text:span text:style-name="T2"> <text:s text:c="11"/></text:span><text:span text:style-name="T4">factory.setNamespaceAware(</text:span><text:span text:style-name="T2">true</text:span><text:span text:style-name="T4">)</text:span><text:span text:style-name="T2">;</text:span><text:line-break/><text:line-break/><text:span text:style-name="T2"> <text:s text:c="11"/></text:span><text:span text:style-name="T4">DocumentBuilder builder = factory.newDocumentBuilder()</text:span><text:span text:style-name="T2">;</text:span><text:line-break/><text:line-break/><text:span text:style-name="T2"> <text:s text:c="11"/></text:span><text:span text:style-name="T4">builder.setErrorHandler(</text:span><text:line-break/><text:span text:style-name="T4"> <text:s text:c="19"/></text:span><text:span text:style-name="T2">new </text:span><text:span text:style-name="T4">ErrorHandler() {</text:span><text:line-break/><text:span text:style-name="T4"> <text:s text:c="23"/></text:span><text:span text:style-name="T2">public void </text:span><text:span text:style-name="T7">warning</text:span><text:span text:style-name="T4">(SAXParseException e) </text:span><text:span text:style-name="T2">throws </text:span><text:span text:style-name="T4">SAXException {</text:span><text:line-break/><text:span text:style-name="T4"> <text:s text:c="27"/>System.</text:span><text:span text:style-name="T11">out</text:span><text:span text:style-name="T4">.println(</text:span><text:span text:style-name="T8">"WARNING : " </text:span><text:span text:style-name="T4">+ e.getMessage())</text:span><text:span text:style-name="T2">; </text:span><text:span text:style-name="T13">// do nothing</text:span><text:line-break/><text:span text:style-name="T13"> <text:s text:c="23"/></text:span><text:span text:style-name="T4">}</text:span><text:line-break/><text:line-break/><text:span text:style-name="T4"> <text:s text:c="23"/></text:span><text:span text:style-name="T2">public void </text:span><text:span text:style-name="T7">error</text:span><text:span text:style-name="T4">(SAXParseException e) </text:span><text:span text:style-name="T2">throws </text:span><text:span text:style-name="T4">SAXException {</text:span><text:line-break/><text:span text:style-name="T4"> <text:s text:c="27"/>System.</text:span><text:span text:style-name="T11">out</text:span><text:span text:style-name="T4">.println(</text:span><text:span text:style-name="T8">"ERROR : " </text:span><text:span text:style-name="T4">+ e.getMessage())</text:span><text:span text:style-name="T2">;</text:span><text:line-break/><text:span text:style-name="T2"> <text:s text:c="27"/>throw </text:span><text:span text:style-name="T4">e</text:span><text:span text:style-name="T2">;</text:span><text:line-break/><text:span text:style-name="T2"> <text:s text:c="23"/></text:span><text:span text:style-name="T4">}</text:span><text:line-break/><text:line-break/><text:span text:style-name="T4"> <text:s text:c="23"/></text:span><text:span text:style-name="T2">public void </text:span><text:span text:style-name="T7">fatalError</text:span><text:span text:style-name="T4">(SAXParseException e) </text:span><text:span text:style-name="T2">throws </text:span><text:span text:style-name="T4">SAXException {</text:span><text:line-break/><text:span text:style-name="T4"> <text:s text:c="27"/>System.</text:span><text:span text:style-name="T11">out</text:span><text:span text:style-name="T4">.println(</text:span><text:span text:style-name="T8">"FATAL : " </text:span><text:span text:style-name="T4">+ e.getMessage())</text:span><text:span text:style-name="T2">;</text:span><text:line-break/><text:span text:style-name="T2"> <text:s text:c="27"/>throw </text:span><text:span text:style-name="T4">e</text:span><text:span text:style-name="T2">;</text:span><text:line-break/><text:span text:style-name="T2"> <text:s text:c="23"/></text:span><text:span text:style-name="T4">}</text:span><text:line-break/><text:span text:style-name="T4"> <text:s text:c="19"/>}</text:span><text:line-break/><text:span text:style-name="T4"> <text:s text:c="11"/>)</text:span><text:span text:style-name="T2">;</text:span><text:line-break/><text:span text:style-name="T2"> <text:s text:c="11"/></text:span><text:span text:style-name="T4">builder.parse(</text:span><text:span text:style-name="T2">new </text:span><text:span text:style-name="T4">InputSource(xml))</text:span><text:span text:style-name="T2">;</text:span><text:line-break/><text:span text:style-name="T2"> <text:s text:c="11"/>return true;</text:span><text:line-break/><text:span text:style-name="T2"> <text:s text:c="7"/></text:span><text:span text:style-name="T4">}</text:span><text:line-break/><text:span text:style-name="T4"> <text:s text:c="7"/></text:span><text:span text:style-name="T2">catch </text:span><text:span text:style-name="T4">(ParserConfigurationException pce) {</text:span><text:line-break/><text:span text:style-name="T4"> <text:s text:c="11"/></text:span><text:span text:style-name="T2">throw </text:span><text:span text:style-name="T4">pce</text:span><text:span text:style-name="T2">;</text:span><text:line-break/><text:span text:style-name="T2"> <text:s text:c="7"/></text:span><text:span text:style-name="T4">}</text:span><text:line-break/><text:span text:style-name="T4"> <text:s text:c="7"/></text:span><text:span text:style-name="T2">catch </text:span><text:span text:style-name="T4">(IOException io) {</text:span><text:line-break/><text:span text:style-name="T4"> <text:s text:c="11"/></text:span><text:span text:style-name="T2">throw </text:span><text:span text:style-name="T4">io</text:span><text:span text:style-name="T2">;</text:span><text:line-break/><text:span text:style-name="T2"> <text:s text:c="7"/></text:span><text:span text:style-name="T4">}</text:span><text:line-break/><text:span text:style-name="T4"> <text:s text:c="7"/></text:span><text:span text:style-name="T2">catch </text:span><text:span text:style-name="T4">(SAXException se){</text:span><text:line-break/><text:span text:style-name="T4"> <text:s text:c="11"/></text:span><text:span text:style-name="T2">return false;</text:span><text:line-break/><text:span text:style-name="T2"> <text:s text:c="7"/></text:span><text:span text:style-name="T4">}</text:span><text:line-break/><text:soft-page-break/><text:span text:style-name="T4"> <text:s text:c="3"/>}</text:span><text:line-break/><text:span text:style-name="T4">}</text:span></text:p>
            <text:p text:style-name="P24"/>
            <text:p text:style-name="P10"><text:span text:style-name="T2">public class </text:span><text:span text:style-name="T4">Main </text:span><text:span text:style-name="T2">extends </text:span><text:span text:style-name="T4">Application {</text:span><text:line-break/><text:line-break/><text:span text:style-name="T4"> <text:s text:c="3"/></text:span><text:span text:style-name="T2">public static void </text:span><text:span text:style-name="T7">main</text:span><text:span text:style-name="T4">(String[] args) {</text:span><text:line-break/><text:span text:style-name="T4"> <text:s text:c="7"/></text:span><text:span text:style-name="T6">launch</text:span><text:span text:style-name="T4">(args)</text:span><text:span text:style-name="T2">;</text:span><text:line-break/><text:line-break/><text:span text:style-name="T2"> <text:s text:c="3"/></text:span><text:span text:style-name="T4">}</text:span><text:line-break/><text:line-break/><text:span text:style-name="T4"> <text:s text:c="3"/></text:span><text:span text:style-name="T16">@Override</text:span><text:line-break/><text:span text:style-name="T16"> <text:s text:c="3"/></text:span><text:span text:style-name="T2">public void </text:span><text:span text:style-name="T7">start</text:span><text:span text:style-name="T4">(Stage primaryStage) {</text:span><text:line-break/><text:span text:style-name="T4"> <text:s text:c="7"/>StackPane root = </text:span><text:span text:style-name="T2">new </text:span><text:span text:style-name="T4">StackPane()</text:span><text:span text:style-name="T2">;</text:span><text:line-break/><text:span text:style-name="T2"> <text:s text:c="7"/></text:span><text:span text:style-name="T4">primaryStage.setTitle(</text:span><text:span text:style-name="T8">"Labrasp2 Lab1"</text:span><text:span text:style-name="T4">)</text:span><text:span text:style-name="T2">;</text:span><text:line-break/><text:span text:style-name="T2"> <text:s text:c="7"/></text:span><text:span text:style-name="T4">Button btn = </text:span><text:span text:style-name="T2">new </text:span><text:span text:style-name="T4">Button()</text:span><text:span text:style-name="T2">;</text:span><text:line-break/><text:line-break/><text:span text:style-name="T2"> <text:s text:c="7"/></text:span><text:span text:style-name="T4">btn.setText(</text:span><text:span text:style-name="T8">"start demonstration"</text:span><text:span text:style-name="T4">)</text:span><text:span text:style-name="T2">;</text:span><text:line-break/><text:span text:style-name="T2"> <text:s text:c="7"/></text:span><text:span text:style-name="T4">btn.setOnAction(event -&gt; {</text:span><text:line-break/><text:span text:style-name="T4"> <text:s text:c="11"/></text:span><text:span text:style-name="T17">btn</text:span><text:span text:style-name="T4">.setVisible(</text:span><text:span text:style-name="T2">false</text:span><text:span text:style-name="T4">)</text:span><text:span text:style-name="T2">;</text:span><text:line-break/><text:span text:style-name="T2"> <text:s text:c="11"/></text:span><text:span text:style-name="T4">Label label = </text:span><text:span text:style-name="T2">new </text:span><text:span text:style-name="T4">Label(</text:span><text:span text:style-name="T8">"Look at console ;)"</text:span><text:span text:style-name="T4">)</text:span><text:span text:style-name="T2">;</text:span><text:line-break/><text:span text:style-name="T2"> <text:s text:c="11"/></text:span><text:span text:style-name="T17">root</text:span><text:span text:style-name="T4">.getChildren().add(label)</text:span><text:span text:style-name="T2">;</text:span><text:line-break/><text:span text:style-name="T2"> <text:s text:c="10"/></text:span><text:span text:style-name="T4">alg()</text:span><text:span text:style-name="T2">;</text:span><text:line-break/><text:span text:style-name="T2"> <text:s text:c="7"/></text:span><text:span text:style-name="T4">})</text:span><text:span text:style-name="T2">;</text:span><text:line-break/><text:line-break/><text:span text:style-name="T2"> <text:s text:c="7"/></text:span><text:span text:style-name="T4">root.getChildren().add(btn)</text:span><text:span text:style-name="T2">;</text:span><text:line-break/><text:span text:style-name="T2"> <text:s text:c="7"/></text:span><text:span text:style-name="T4">primaryStage.setScene(</text:span><text:span text:style-name="T2">new </text:span><text:span text:style-name="T4">Scene(root</text:span><text:span text:style-name="T2">, </text:span><text:span text:style-name="T10">350</text:span><text:span text:style-name="T2">, </text:span><text:span text:style-name="T10">350</text:span><text:span text:style-name="T4">))</text:span><text:span text:style-name="T2">;</text:span><text:line-break/><text:span text:style-name="T2"> <text:s text:c="7"/></text:span><text:span text:style-name="T4">primaryStage.show()</text:span><text:span text:style-name="T2">;</text:span><text:line-break/><text:span text:style-name="T2"> <text:s text:c="7"/></text:span><text:line-break/><text:span text:style-name="T2"> <text:s text:c="3"/></text:span><text:span text:style-name="T4">}</text:span><text:line-break/><text:line-break/><text:line-break/><text:span text:style-name="T4"> <text:s text:c="3"/></text:span><text:span text:style-name="T2">void </text:span><text:span text:style-name="T7">alg</text:span><text:span text:style-name="T4">(){</text:span><text:line-break/><text:span text:style-name="T4"> <text:s text:c="7"/>Worldmap a = </text:span><text:span text:style-name="T2">new </text:span><text:span text:style-name="T4">Worldmap(</text:span><text:span text:style-name="T8">"map.xml"</text:span><text:span text:style-name="T4">)</text:span><text:span text:style-name="T2">;</text:span><text:line-break/><text:span text:style-name="T2"> <text:s text:c="7"/></text:span><text:span text:style-name="T4">a.loadFromFile()</text:span><text:span text:style-name="T2">;</text:span><text:line-break/><text:line-break/><text:span text:style-name="T2"> <text:s text:c="7"/></text:span><text:span text:style-name="T4">a.showCountries()</text:span><text:span text:style-name="T2">;</text:span><text:line-break/><text:span text:style-name="T2"> <text:s text:c="7"/></text:span><text:span text:style-name="T4">a.showCities()</text:span><text:span text:style-name="T2">;</text:span><text:line-break/><text:line-break/><text:span text:style-name="T2"> <text:s text:c="7"/></text:span><text:span text:style-name="T4">a.addCountry(</text:span><text:span text:style-name="T10">4</text:span><text:span text:style-name="T2">, </text:span><text:span text:style-name="T8">"USA"</text:span><text:span text:style-name="T4">)</text:span><text:span text:style-name="T2">;</text:span><text:line-break/><text:span text:style-name="T2"> <text:s text:c="7"/></text:span><text:span text:style-name="T4">a.addCity(</text:span><text:span text:style-name="T10">6</text:span><text:span text:style-name="T2">, </text:span><text:span text:style-name="T8">"LA"</text:span><text:span text:style-name="T2">,true, </text:span><text:span text:style-name="T10">1700000</text:span><text:span text:style-name="T2">,</text:span><text:span text:style-name="T10">4</text:span><text:span text:style-name="T4">)</text:span><text:span text:style-name="T2">;</text:span><text:line-break/><text:span text:style-name="T2"> <text:s text:c="7"/></text:span><text:span text:style-name="T4">a.addCity(</text:span><text:span text:style-name="T10">7</text:span><text:span text:style-name="T2">, </text:span><text:span text:style-name="T8">"New York"</text:span><text:span text:style-name="T2">,false, </text:span><text:span text:style-name="T10">3000000</text:span><text:span text:style-name="T2">,</text:span><text:span text:style-name="T10">4</text:span><text:span text:style-name="T4">)</text:span><text:span text:style-name="T2">;</text:span><text:line-break/><text:line-break/><text:line-break/><text:span text:style-name="T2"> <text:s text:c="7"/></text:span><text:span text:style-name="T4">System.</text:span><text:span text:style-name="T11">out</text:span><text:span text:style-name="T4">.println(</text:span><text:span text:style-name="T8">"</text:span><text:span text:style-name="T2">\n</text:span><text:span text:style-name="T8">----------------------------------------------------------"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8">"----------------------------------------------------------</text:span><text:span text:style-name="T2">\n</text:span><text:span text:style-name="T8">"</text:span><text:span text:style-name="T4">)</text:span><text:span text:style-name="T2">;</text:span><text:line-break/><text:line-break/><text:span text:style-name="T2"> <text:s text:c="7"/></text:span><text:span text:style-name="T4">a.showCountries()</text:span><text:span text:style-name="T2">;</text:span><text:line-break/><text:span text:style-name="T2"> <text:s text:c="7"/></text:span><text:span text:style-name="T4">a.showCities()</text:span><text:span text:style-name="T2">;</text:span><text:line-break/><text:line-break/><text:span text:style-name="T2"> <text:s text:c="7"/></text:span><text:span text:style-name="T4">a.deleteCountry(</text:span><text:span text:style-name="T10">3</text:span><text:span text:style-name="T4">)</text:span><text:span text:style-name="T2">;</text:span><text:line-break/><text:line-break/><text:span text:style-name="T2"> <text:s text:c="7"/></text:span><text:span text:style-name="T4">System.</text:span><text:span text:style-name="T11">out</text:span><text:span text:style-name="T4">.println(</text:span><text:span text:style-name="T8">"</text:span><text:span text:style-name="T2">\n</text:span><text:span text:style-name="T8">----------------------------------------------------------"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8">"----------------------------------------------------------</text:span><text:span text:style-name="T2">\n</text:span><text:span text:style-name="T8">"</text:span><text:span text:style-name="T4">)</text:span><text:span text:style-name="T2">;</text:span><text:line-break/><text:line-break/><text:span text:style-name="T2"> <text:s text:c="7"/></text:span><text:span text:style-name="T4">a.showCountries()</text:span><text:span text:style-name="T2">;</text:span><text:line-break/><text:span text:style-name="T2"> <text:s text:c="7"/></text:span><text:span text:style-name="T4">a.showCities()</text:span><text:span text:style-name="T2">;</text:span><text:line-break/><text:line-break/><text:span text:style-name="T2"> <text:s text:c="7"/></text:span><text:span text:style-name="T4">System.</text:span><text:span text:style-name="T11">out</text:span><text:span text:style-name="T4">.println(</text:span><text:span text:style-name="T8">"</text:span><text:span text:style-name="T2">\n</text:span><text:span text:style-name="T8">----------------------------------------------------------"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8">"----------------------------------------------------------</text:span><text:span text:style-name="T2">\n</text:span><text:span text:style-name="T8">"</text:span><text:span text:style-name="T4">)</text:span><text:span text:style-name="T2">;</text:span><text:line-break/><text:soft-page-break/><text:line-break/><text:span text:style-name="T2"> <text:s text:c="7"/></text:span><text:span text:style-name="T4">System.</text:span><text:span text:style-name="T11">out</text:span><text:span text:style-name="T4">.println(</text:span><text:span text:style-name="T8">"Country with code " </text:span><text:span text:style-name="T4">+ a.getCountry(</text:span><text:span text:style-name="T10">2</text:span><text:span text:style-name="T4">).</text:span><text:span text:style-name="T12">code </text:span><text:span text:style-name="T4">+ </text:span><text:span text:style-name="T8">" is " </text:span><text:span text:style-name="T4">+ a.getCountry(</text:span><text:span text:style-name="T10">2</text:span><text:span text:style-name="T4">).</text:span><text:span text:style-name="T12">name</text:span><text:span text:style-name="T4">)</text:span><text:span text:style-name="T2">;</text:span><text:line-break/><text:line-break/><text:span text:style-name="T2"> <text:s text:c="7"/></text:span><text:span text:style-name="T4">System.</text:span><text:span text:style-name="T11">out</text:span><text:span text:style-name="T4">.println(</text:span><text:span text:style-name="T8">"</text:span><text:span text:style-name="T2">\n</text:span><text:span text:style-name="T8">----------------------------------------------------------"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8">"----------------------------------------------------------</text:span><text:span text:style-name="T2">\n</text:span><text:span text:style-name="T8">"</text:span><text:span text:style-name="T4">)</text:span><text:span text:style-name="T2">;</text:span><text:line-break/><text:line-break/><text:span text:style-name="T2"> <text:s text:c="7"/></text:span><text:span text:style-name="T4">System.</text:span><text:span text:style-name="T11">out</text:span><text:span text:style-name="T4">.println(</text:span><text:span text:style-name="T8">"Country with index " </text:span><text:span text:style-name="T4">+ </text:span><text:span text:style-name="T10">0 </text:span><text:span text:style-name="T4">+ </text:span><text:span text:style-name="T8">" is " </text:span><text:span text:style-name="T4">+ a.getCountryInd(</text:span><text:span text:style-name="T10">0</text:span><text:span text:style-name="T4">).</text:span><text:span text:style-name="T12">name</text:span><text:span text:style-name="T4">)</text:span><text:span text:style-name="T2">;</text:span><text:line-break/><text:line-break/><text:span text:style-name="T2"> <text:s text:c="7"/></text:span><text:span text:style-name="T4">System.</text:span><text:span text:style-name="T11">out</text:span><text:span text:style-name="T4">.println(</text:span><text:span text:style-name="T8">"</text:span><text:span text:style-name="T2">\n</text:span><text:span text:style-name="T8">----------------------------------------------------------"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8">"----------------------------------------------------------</text:span><text:span text:style-name="T2">\n</text:span><text:span text:style-name="T8">"</text:span><text:span text:style-name="T4">)</text:span><text:span text:style-name="T2">;</text:span><text:line-break/><text:line-break/><text:span text:style-name="T2"> <text:s text:c="7"/></text:span><text:span text:style-name="T4">System.</text:span><text:span text:style-name="T11">out</text:span><text:span text:style-name="T4">.println(</text:span><text:span text:style-name="T8">"count of countries is " </text:span><text:span text:style-name="T4">+ a.countCountries())</text:span><text:span text:style-name="T2">;</text:span><text:line-break/><text:line-break/><text:span text:style-name="T2"> <text:s text:c="7"/></text:span><text:span text:style-name="T4">a.saveToFile()</text:span><text:span text:style-name="T2">;</text:span><text:line-break/><text:line-break/><text:line-break/><text:span text:style-name="T2"> <text:s text:c="7"/>try </text:span><text:span text:style-name="T4">{</text:span><text:line-break/><text:span text:style-name="T4"> <text:s text:c="11"/>System.</text:span><text:span text:style-name="T11">out</text:span><text:span text:style-name="T4">.println(XMLUtils.</text:span><text:span text:style-name="T6">validateWithDTDUsingDOM</text:span><text:span text:style-name="T4">(</text:span><text:span text:style-name="T8">"map.xml"</text:span><text:span text:style-name="T4">))</text:span><text:span text:style-name="T2">;</text:span><text:line-break/><text:span text:style-name="T2"> <text:s text:c="7"/></text:span><text:span text:style-name="T4">} </text:span><text:span text:style-name="T2">catch </text:span><text:span text:style-name="T4">(ParserConfiguration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 </text:span><text:span text:style-name="T2">catch </text:span><text:span text:style-name="T4">(IO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</text:span><text:line-break/><text:span text:style-name="T4"> <text:s text:c="3"/>}</text:span><text:line-break/><text:span text:style-name="T4">}</text:span></text:p>
            <text:p text:style-name="P24"/>
            <text:p text:style-name="P26"/>
          </text:section>
        </text:section>
      </text:section>
      <text:p text:style-name="P4">Опис програми</text:p>
      <text:p text:style-name="P2"/>
      <text:p text:style-name="P20">Class City &amp; Country </text:p>
      <text:p text:style-name="P2"><text:tab/><text:span text:style-name="T18">Описує сутність міста та країни</text:span><text:tab/></text:p>
      <text:p text:style-name="P3">Class Worldmap</text:p>
      <text:p text:style-name="P3"><text:tab/>Описує логіку роботи з XML файлом</text:p>
      <text:p text:style-name="P3">Class XMLUtils</text:p>
      <text:p text:style-name="P6"><text:span text:style-name="T14"><text:tab/></text:span><text:bookmark text:name="tw-target"/><text:span text:style-name="T14">Перевірка коректності структури документа XML</text:span></text:p>
      <text:p text:style-name="P3"/>
      <text:p text:style-name="P27"><text:bookmark text:name="tw-cst"/>Опис структури XML-документа в форматі DTD</text:p>
      <text:p text:style-name="P27"/>
      <text:p text:style-name="P19"><text:span text:style-name="T21">&lt;!ELEMENT </text:span><text:span text:style-name="T22">map </text:span><text:span text:style-name="T4">(</text:span><text:span text:style-name="T22">country</text:span><text:span text:style-name="T4">*)</text:span><text:span text:style-name="T19">&gt;</text:span><text:line-break/><text:span text:style-name="T19"> <text:s text:c="7"/>&lt;!ELEMENT </text:span><text:span text:style-name="T22">country </text:span><text:span text:style-name="T4">(</text:span><text:span text:style-name="T22">city</text:span><text:span text:style-name="T4">*)</text:span><text:span text:style-name="T19">&gt;</text:span><text:line-break/><text:span text:style-name="T19"> <text:s text:c="7"/>&lt;!ATTLIST </text:span><text:span text:style-name="T22">country id CDATA </text:span><text:span text:style-name="T8">"0"</text:span><text:span text:style-name="T19">&gt;</text:span><text:line-break/><text:span text:style-name="T19"> <text:s text:c="7"/>&lt;!ATTLIST </text:span><text:span text:style-name="T22">country name CDATA </text:span><text:span text:style-name="T8">"0"</text:span><text:span text:style-name="T19">&gt;</text:span><text:line-break/><text:span text:style-name="T19"> <text:s text:c="7"/>&lt;!ELEMENT </text:span><text:span text:style-name="T22">city </text:span><text:span text:style-name="T4">()</text:span><text:span text:style-name="T19">&gt;</text:span><text:line-break/><text:span text:style-name="T19"> <text:s text:c="7"/>&lt;!ATTLIST </text:span><text:span text:style-name="T22">city id CDATA </text:span><text:span text:style-name="T8">"0"</text:span><text:span text:style-name="T19">&gt;</text:span><text:line-break/><text:span text:style-name="T19"> <text:s text:c="7"/>&lt;!ATTLIST </text:span><text:span text:style-name="T22">city name CDATA </text:span><text:span text:style-name="T8">"0"</text:span><text:span text:style-name="T19">&gt;</text:span><text:line-break/><text:span text:style-name="T19"> <text:s text:c="7"/>&lt;!ATTLIST </text:span><text:span text:style-name="T22">city iscap CDATA </text:span><text:span text:style-name="T8">"0"</text:span><text:span text:style-name="T19">&gt;</text:span><text:line-break/><text:span text:style-name="T19"> <text:s text:c="7"/>&lt;!ATTLIST </text:span><text:span text:style-name="T22">city count CDATA </text:span><text:span text:style-name="T8">"0"</text:span><text:span text:style-name="T19">&gt;</text:span></text:p>
      <text:p text:style-name="P28"/>
      <text:p text:style-name="P28"/>
      <text:p text:style-name="P27">Опис структури XML-документа в форматі XMLSchema</text:p>
      <text:p text:style-name="P27"/>
      <text:p text:style-name="P27"/>
      <text:p text:style-name="P18"><text:span text:style-name="T4">&lt;</text:span><text:span text:style-name="T22">xs:schema xmlns:xs</text:span><text:span text:style-name="T4">=</text:span><text:span text:style-name="T8">"http://www.w3.org/2001/XMLSchema"</text:span><text:span text:style-name="T19">&gt;</text:span><text:line-break/><text:tab/><text:span text:style-name="T4">&lt;</text:span><text:span text:style-name="T22">xs:element name</text:span><text:span text:style-name="T4">=</text:span><text:span text:style-name="T8">"country"</text:span><text:span text:style-name="T19">&gt;</text:span><text:line-break/><text:tab/><text:tab/><text:span text:style-name="T4">&lt;</text:span><text:span text:style-name="T22">xs:attribute name</text:span><text:span text:style-name="T4">=</text:span><text:span text:style-name="T8">"id" </text:span><text:span text:style-name="T22">type</text:span><text:span text:style-name="T4">=</text:span><text:span text:style-name="T8">"xs:decimal"</text:span><text:span text:style-name="T4">/</text:span><text:span text:style-name="T19">&gt;</text:span><text:line-break/><text:tab/><text:tab/><text:span text:style-name="T4">&lt;</text:span><text:span text:style-name="T22">xs:attribute name</text:span><text:span text:style-name="T4">=</text:span><text:span text:style-name="T8">"name" </text:span><text:span text:style-name="T22">type</text:span><text:span text:style-name="T4">=</text:span><text:span text:style-name="T8">"xs:string"</text:span><text:span text:style-name="T4">/</text:span><text:span text:style-name="T19">&gt;</text:span><text:line-break/><text:soft-page-break/><text:tab/><text:span text:style-name="T4">&lt;/</text:span><text:span text:style-name="T22">xsd:element</text:span><text:span text:style-name="T19">&gt;</text:span><text:line-break/><text:tab/><text:span text:style-name="T4">&lt;</text:span><text:span text:style-name="T22">xs:element name</text:span><text:span text:style-name="T4">=</text:span><text:span text:style-name="T8">"city"</text:span><text:span text:style-name="T19">&gt;</text:span><text:line-break/><text:tab/><text:tab/><text:span text:style-name="T4">&lt;</text:span><text:span text:style-name="T22">xs:attribute name</text:span><text:span text:style-name="T4">=</text:span><text:span text:style-name="T8">"id" </text:span><text:span text:style-name="T22">type</text:span><text:span text:style-name="T4">=</text:span><text:span text:style-name="T8">"xs:decimal"</text:span><text:span text:style-name="T4">/</text:span><text:span text:style-name="T19">&gt;</text:span><text:line-break/><text:tab/><text:tab/><text:span text:style-name="T4">&lt;</text:span><text:span text:style-name="T22">xs:attribute name</text:span><text:span text:style-name="T4">=</text:span><text:span text:style-name="T8">"name" </text:span><text:span text:style-name="T22">type</text:span><text:span text:style-name="T4">=</text:span><text:span text:style-name="T8">"xs:string"</text:span><text:span text:style-name="T4">/</text:span><text:span text:style-name="T19">&gt;</text:span><text:line-break/><text:tab/><text:tab/><text:span text:style-name="T4">&lt;</text:span><text:span text:style-name="T22">xs:attribute name</text:span><text:span text:style-name="T4">=</text:span><text:span text:style-name="T8">"iscap" </text:span><text:span text:style-name="T22">type</text:span><text:span text:style-name="T4">=</text:span><text:span text:style-name="T8">"xs:decimal"</text:span><text:span text:style-name="T4">/</text:span><text:span text:style-name="T19">&gt;</text:span><text:line-break/><text:tab/><text:tab/><text:span text:style-name="T4">&lt;</text:span><text:span text:style-name="T22">xs:attribute name</text:span><text:span text:style-name="T4">=</text:span><text:span text:style-name="T8">"count" </text:span><text:span text:style-name="T22">type</text:span><text:span text:style-name="T4">=</text:span><text:span text:style-name="T8">"xs:decimal"</text:span><text:span text:style-name="T4">/</text:span><text:span text:style-name="T19">&gt;</text:span><text:line-break/><text:tab/><text:span text:style-name="T4">&lt;/</text:span><text:span text:style-name="T22">xsd:element</text:span><text:span text:style-name="T19">&gt;</text:span><text:line-break/><text:span text:style-name="T4">&lt;/</text:span><text:span text:style-name="T22">xsd:schema</text:span><text:span text:style-name="T19">&gt;</text:span></text:p>
      <text:p text:style-name="P18"><text:bookmark text:name="tw-target-text-container1"/><text:bookmark text:name="tw-target-text2"/></text:p>
      <text:p text:style-name="P3"><text:bookmark text:name="tw-target-text-container"/><text:bookmark text:name="tw-target-text1"/></text:p>
      <text:p text:style-name="P3"/>
      <text:p text:style-name="P12"/>
      <text:p text:style-name="P3"><text:tab/></text:p>
      <text:p text:style-name="P22"/>
      <text:list xml:id="list621203138" text:style-name="L1">
        <text:list-header>
          <text:p text:style-name="P23"/>
        </text:list-header>
      </text:list>
      <text:p text:style-name="P1"><text:tab/></text:p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0T14:14:45.499219098</meta:creation-date>
    <meta:editing-duration>PT19M7S</meta:editing-duration>
    <meta:editing-cycles>3</meta:editing-cycles>
    <meta:generator>LibreOffice/6.3.5.2$Linux_X86_64 LibreOffice_project/30$Build-2</meta:generator>
    <dc:date>2020-04-10T14:33:23.519463123</dc:date>
    <meta:document-statistic meta:table-count="0" meta:image-count="0" meta:object-count="0" meta:page-count="12" meta:paragraph-count="186" meta:word-count="1596" meta:character-count="18647" meta:non-whitespace-character-count="12932"/>
  </office:meta>
</office:document-meta>
</file>